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-color="#0099f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fill-color="#0099f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18cm"/>
    </style:style>
    <style:style style:name="gr9" style:family="graphic" style:parent-style-name="standard">
      <style:graphic-properties draw:fill="none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999cm" svg:height="2.999cm" svg:x="-15cm" svg:y="41cm" svg:viewBox="0 0 3000 3000" svg:d="m1000 2000v-1000h1000v1000zm0 0v-1000h1000v1000zm-2000-1000v-1000h1000v1000zm-1000 2000v-1000h1000v1000zm-2000-1000v-1000h1000v1000z">
          <text:p/>
        </draw:path>
        <draw:path draw:style-name="gr1" draw:text-style-name="P1" draw:layer="layout" svg:width="2.999cm" svg:height="2.999cm" svg:x="-12cm" svg:y="41cm" svg:viewBox="0 0 3000 3000" svg:d="m1000 2000v-1000h1000v1000zm0 0v-1000h1000v1000zm-2000-1000v-1000h1000v1000zm-1000 2000v-1000h1000v1000zm-2000-1000v-1000h1000v1000z">
          <text:p/>
        </draw:path>
        <draw:path draw:style-name="gr1" draw:text-style-name="P1" draw:layer="layout" svg:width="2.999cm" svg:height="2.999cm" svg:x="-9cm" svg:y="41cm" svg:viewBox="0 0 3000 3000" svg:d="m1000 2000v-1000h1000v1000zm0 0v-1000h1000v1000zm-2000-1000v-1000h1000v1000zm-1000 2000v-1000h1000v1000zm-2000-1000v-1000h1000v1000z">
          <text:p/>
        </draw:path>
        <draw:path draw:style-name="gr1" draw:text-style-name="P1" draw:layer="layout" svg:width="2.999cm" svg:height="2.999cm" svg:x="-6cm" svg:y="41cm" svg:viewBox="0 0 3000 3000" svg:d="m1000 2000v-1000h1000v1000zm0 0v-1000h1000v1000zm-2000-1000v-1000h1000v1000zm-1000 2000v-1000h1000v1000zm-2000-1000v-1000h1000v1000z">
          <text:p/>
        </draw:path>
        <draw:path draw:style-name="gr1" draw:text-style-name="P1" draw:layer="layout" svg:width="2.999cm" svg:height="2.999cm" svg:x="-3cm" svg:y="41cm" svg:viewBox="0 0 3000 3000" svg:d="m1000 2000v-1000h1000v1000zm0 0v-1000h1000v1000zm-2000-1000v-1000h1000v1000zm-1000 2000v-1000h1000v1000zm-2000-1000v-1000h1000v1000z">
          <text:p/>
        </draw:path>
        <draw:g>
          <draw:polygon draw:style-name="gr2" draw:text-style-name="P1" draw:layer="layout" svg:width="0.999cm" svg:height="0.999cm" svg:x="-2.5cm" svg:y="3cm" svg:viewBox="0 0 1000 1000" draw:points="0,1000 0,0 1000,0 1000,1000">
            <text:p/>
          </draw:polygon>
          <draw:polygon draw:style-name="gr3" draw:text-style-name="P1" draw:layer="layout" svg:width="0.999cm" svg:height="0.999cm" svg:x="-1.5cm" svg:y="3cm" svg:viewBox="0 0 1000 1000" draw:points="0,1000 0,0 1000,0 1000,1000">
            <text:p/>
          </draw:polygon>
          <draw:polygon draw:style-name="gr3" draw:text-style-name="P1" draw:layer="layout" svg:width="0.999cm" svg:height="0.999cm" svg:x="-2.5cm" svg:y="2cm" svg:viewBox="0 0 1000 1000" draw:points="0,1000 0,0 1000,0 1000,1000">
            <text:p/>
          </draw:polygon>
          <draw:polygon draw:style-name="gr3" draw:text-style-name="P1" draw:layer="layout" svg:width="0.999cm" svg:height="0.999cm" svg:x="-2.5cm" svg:y="4cm" svg:viewBox="0 0 1000 1000" draw:points="0,1000 0,0 1000,0 1000,1000">
            <text:p/>
          </draw:polygon>
          <draw:polygon draw:style-name="gr3" draw:text-style-name="P1" draw:layer="layout" svg:width="0.999cm" svg:height="0.999cm" svg:x="-3.5cm" svg:y="3cm" svg:viewBox="0 0 1000 1000" draw:points="0,1000 0,0 1000,0 1000,1000">
            <text:p/>
          </draw:polygon>
        </draw:g>
        <draw:path draw:style-name="gr4" draw:text-style-name="P1" draw:layer="layout" svg:width="2.999cm" svg:height="2.999cm" svg:x="3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6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9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2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5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3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6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9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2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5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3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6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9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2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5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3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6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9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2.5cm" svg:y="41cm" svg:viewBox="0 0 3000 3000" svg:d="m1000 2000v-1000h1000v1000zm0 0v-1000h1000v1000zm-2000-1000v-1000h1000v1000zm-1000 2000v-1000h1000v1000zm-2000-1000v-1000h1000v1000z">
          <text:p/>
        </draw:path>
        <draw:path draw:style-name="gr4" draw:text-style-name="P1" draw:layer="layout" svg:width="2.999cm" svg:height="2.999cm" svg:x="15.5cm" svg:y="41cm" svg:viewBox="0 0 3000 3000" svg:d="m1000 2000v-1000h1000v1000zm0 0v-1000h1000v1000zm-2000-1000v-1000h1000v1000zm-1000 2000v-1000h1000v1000zm-2000-1000v-1000h1000v1000z">
          <text:p/>
        </draw:path>
        <draw:g>
          <draw:polygon draw:style-name="gr5" draw:text-style-name="P1" draw:layer="layout" svg:width="0.999cm" svg:height="0.999cm" svg:x="-17.5cm" svg:y="9cm" svg:viewBox="0 0 1000 1000" draw:points="0,1000 0,0 1000,0 1000,1000">
            <text:p/>
          </draw:polygon>
          <draw:polygon draw:style-name="gr6" draw:text-style-name="P1" draw:layer="layout" svg:width="0.999cm" svg:height="0.999cm" svg:x="-16.5cm" svg:y="9cm" svg:viewBox="0 0 1000 1000" draw:points="0,1000 0,0 1000,0 1000,1000">
            <text:p/>
          </draw:polygon>
          <draw:polygon draw:style-name="gr6" draw:text-style-name="P1" draw:layer="layout" svg:width="0.999cm" svg:height="0.999cm" svg:x="-17.5cm" svg:y="8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8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4.5cm" svg:y="9cm" svg:viewBox="0 0 1000 1000" draw:points="0,1000 0,0 1000,0 1000,1000">
            <text:p/>
          </draw:polygon>
          <draw:polygon draw:style-name="gr6" draw:text-style-name="P1" draw:layer="layout" svg:width="0.999cm" svg:height="0.999cm" svg:x="-13.5cm" svg:y="9cm" svg:viewBox="0 0 1000 1000" draw:points="0,1000 0,0 1000,0 1000,1000">
            <text:p/>
          </draw:polygon>
          <draw:polygon draw:style-name="gr6" draw:text-style-name="P1" draw:layer="layout" svg:width="0.999cm" svg:height="0.999cm" svg:x="-14.5cm" svg:y="8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5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1.5cm" svg:y="9cm" svg:viewBox="0 0 1000 1000" draw:points="0,1000 0,0 1000,0 1000,1000">
            <text:p/>
          </draw:polygon>
          <draw:polygon draw:style-name="gr6" draw:text-style-name="P1" draw:layer="layout" svg:width="0.999cm" svg:height="0.999cm" svg:x="-10.5cm" svg:y="9cm" svg:viewBox="0 0 1000 1000" draw:points="0,1000 0,0 1000,0 1000,1000">
            <text:p/>
          </draw:polygon>
          <draw:polygon draw:style-name="gr6" draw:text-style-name="P1" draw:layer="layout" svg:width="0.999cm" svg:height="0.999cm" svg:x="-11.5cm" svg:y="8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2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8.5cm" svg:y="9cm" svg:viewBox="0 0 1000 1000" draw:points="0,1000 0,0 1000,0 1000,1000">
            <text:p/>
          </draw:polygon>
          <draw:polygon draw:style-name="gr6" draw:text-style-name="P1" draw:layer="layout" svg:width="0.999cm" svg:height="0.999cm" svg:x="-7.5cm" svg:y="9cm" svg:viewBox="0 0 1000 1000" draw:points="0,1000 0,0 1000,0 1000,1000">
            <text:p/>
          </draw:polygon>
          <draw:polygon draw:style-name="gr6" draw:text-style-name="P1" draw:layer="layout" svg:width="0.999cm" svg:height="0.999cm" svg:x="-8.5cm" svg:y="8cm" svg:viewBox="0 0 1000 1000" draw:points="0,1000 0,0 1000,0 1000,1000">
            <text:p/>
          </draw:polygon>
          <draw:polygon draw:style-name="gr6" draw:text-style-name="P1" draw:layer="layout" svg:width="0.999cm" svg:height="0.999cm" svg:x="-8.5cm" svg:y="10cm" svg:viewBox="0 0 1000 1000" draw:points="0,1000 0,0 1000,0 1000,1000">
            <text:p/>
          </draw:polygon>
          <draw:polygon draw:style-name="gr6" draw:text-style-name="P1" draw:layer="layout" svg:width="0.999cm" svg:height="0.999cm" svg:x="-9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5.5cm" svg:y="9cm" svg:viewBox="0 0 1000 1000" draw:points="0,1000 0,0 1000,0 1000,1000">
            <text:p/>
          </draw:polygon>
          <draw:polygon draw:style-name="gr6" draw:text-style-name="P1" draw:layer="layout" svg:width="0.999cm" svg:height="0.999cm" svg:x="-4.5cm" svg:y="9cm" svg:viewBox="0 0 1000 1000" draw:points="0,1000 0,0 1000,0 1000,1000">
            <text:p/>
          </draw:polygon>
          <draw:polygon draw:style-name="gr6" draw:text-style-name="P1" draw:layer="layout" svg:width="0.999cm" svg:height="0.999cm" svg:x="-5.5cm" svg:y="8cm" svg:viewBox="0 0 1000 1000" draw:points="0,1000 0,0 1000,0 1000,1000">
            <text:p/>
          </draw:polygon>
          <draw:polygon draw:style-name="gr6" draw:text-style-name="P1" draw:layer="layout" svg:width="0.999cm" svg:height="0.999cm" svg:x="-5.5cm" svg:y="10cm" svg:viewBox="0 0 1000 1000" draw:points="0,1000 0,0 1000,0 1000,1000">
            <text:p/>
          </draw:polygon>
          <draw:polygon draw:style-name="gr6" draw:text-style-name="P1" draw:layer="layout" svg:width="0.999cm" svg:height="0.999cm" svg:x="-6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2.5cm" svg:y="9cm" svg:viewBox="0 0 1000 1000" draw:points="0,1000 0,0 1000,0 1000,1000">
            <text:p/>
          </draw:polygon>
          <draw:polygon draw:style-name="gr6" draw:text-style-name="P1" draw:layer="layout" svg:width="0.999cm" svg:height="0.999cm" svg:x="-1.5cm" svg:y="9cm" svg:viewBox="0 0 1000 1000" draw:points="0,1000 0,0 1000,0 1000,1000">
            <text:p/>
          </draw:polygon>
          <draw:polygon draw:style-name="gr6" draw:text-style-name="P1" draw:layer="layout" svg:width="0.999cm" svg:height="0.999cm" svg:x="-2.5cm" svg:y="8cm" svg:viewBox="0 0 1000 1000" draw:points="0,1000 0,0 1000,0 1000,1000">
            <text:p/>
          </draw:polygon>
          <draw:polygon draw:style-name="gr6" draw:text-style-name="P1" draw:layer="layout" svg:width="0.999cm" svg:height="0.999cm" svg:x="-2.5cm" svg:y="10cm" svg:viewBox="0 0 1000 1000" draw:points="0,1000 0,0 1000,0 1000,1000">
            <text:p/>
          </draw:polygon>
          <draw:polygon draw:style-name="gr6" draw:text-style-name="P1" draw:layer="layout" svg:width="0.999cm" svg:height="0.999cm" svg:x="-3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6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3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0.5cm" svg:y="11cm" svg:viewBox="0 0 1000 1000" draw:points="0,1000 0,0 1000,0 1000,1000">
            <text:p/>
          </draw:polygon>
          <draw:polygon draw:style-name="gr6" draw:text-style-name="P1" draw:layer="layout" svg:width="0.999cm" svg:height="0.999cm" svg:x="-9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7.5cm" svg:y="11cm" svg:viewBox="0 0 1000 1000" draw:points="0,1000 0,0 1000,0 1000,1000">
            <text:p/>
          </draw:polygon>
          <draw:polygon draw:style-name="gr6" draw:text-style-name="P1" draw:layer="layout" svg:width="0.999cm" svg:height="0.999cm" svg:x="-6.5cm" svg:y="11cm" svg:viewBox="0 0 1000 1000" draw:points="0,1000 0,0 1000,0 1000,1000">
            <text:p/>
          </draw:polygon>
          <draw:polygon draw:style-name="gr6" draw:text-style-name="P1" draw:layer="layout" svg:width="0.999cm" svg:height="0.999cm" svg:x="-7.5cm" svg:y="10cm" svg:viewBox="0 0 1000 1000" draw:points="0,1000 0,0 1000,0 1000,1000">
            <text:p/>
          </draw:polygon>
          <draw:polygon draw:style-name="gr6" draw:text-style-name="P1" draw:layer="layout" svg:width="0.999cm" svg:height="0.999cm" svg:x="-7.5cm" svg:y="12cm" svg:viewBox="0 0 1000 1000" draw:points="0,1000 0,0 1000,0 1000,1000">
            <text:p/>
          </draw:polygon>
          <draw:polygon draw:style-name="gr6" draw:text-style-name="P1" draw:layer="layout" svg:width="0.999cm" svg:height="0.999cm" svg:x="-8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4.5cm" svg:y="11cm" svg:viewBox="0 0 1000 1000" draw:points="0,1000 0,0 1000,0 1000,1000">
            <text:p/>
          </draw:polygon>
          <draw:polygon draw:style-name="gr6" draw:text-style-name="P1" draw:layer="layout" svg:width="0.999cm" svg:height="0.999cm" svg:x="-3.5cm" svg:y="11cm" svg:viewBox="0 0 1000 1000" draw:points="0,1000 0,0 1000,0 1000,1000">
            <text:p/>
          </draw:polygon>
          <draw:polygon draw:style-name="gr6" draw:text-style-name="P1" draw:layer="layout" svg:width="0.999cm" svg:height="0.999cm" svg:x="-4.5cm" svg:y="10cm" svg:viewBox="0 0 1000 1000" draw:points="0,1000 0,0 1000,0 1000,1000">
            <text:p/>
          </draw:polygon>
          <draw:polygon draw:style-name="gr6" draw:text-style-name="P1" draw:layer="layout" svg:width="0.999cm" svg:height="0.999cm" svg:x="-4.5cm" svg:y="12cm" svg:viewBox="0 0 1000 1000" draw:points="0,1000 0,0 1000,0 1000,1000">
            <text:p/>
          </draw:polygon>
          <draw:polygon draw:style-name="gr6" draw:text-style-name="P1" draw:layer="layout" svg:width="0.999cm" svg:height="0.999cm" svg:x="-5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5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2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9.5cm" svg:y="13cm" svg:viewBox="0 0 1000 1000" draw:points="0,1000 0,0 1000,0 1000,1000">
            <text:p/>
          </draw:polygon>
          <draw:polygon draw:style-name="gr6" draw:text-style-name="P1" draw:layer="layout" svg:width="0.999cm" svg:height="0.999cm" svg:x="-8.5cm" svg:y="13cm" svg:viewBox="0 0 1000 1000" draw:points="0,1000 0,0 1000,0 1000,1000">
            <text:p/>
          </draw:polygon>
          <draw:polygon draw:style-name="gr6" draw:text-style-name="P1" draw:layer="layout" svg:width="0.999cm" svg:height="0.999cm" svg:x="-9.5cm" svg:y="12cm" svg:viewBox="0 0 1000 1000" draw:points="0,1000 0,0 1000,0 1000,1000">
            <text:p/>
          </draw:polygon>
          <draw:polygon draw:style-name="gr6" draw:text-style-name="P1" draw:layer="layout" svg:width="0.999cm" svg:height="0.999cm" svg:x="-9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6.5cm" svg:y="13cm" svg:viewBox="0 0 1000 1000" draw:points="0,1000 0,0 1000,0 1000,1000">
            <text:p/>
          </draw:polygon>
          <draw:polygon draw:style-name="gr6" draw:text-style-name="P1" draw:layer="layout" svg:width="0.999cm" svg:height="0.999cm" svg:x="-5.5cm" svg:y="13cm" svg:viewBox="0 0 1000 1000" draw:points="0,1000 0,0 1000,0 1000,1000">
            <text:p/>
          </draw:polygon>
          <draw:polygon draw:style-name="gr6" draw:text-style-name="P1" draw:layer="layout" svg:width="0.999cm" svg:height="0.999cm" svg:x="-6.5cm" svg:y="12cm" svg:viewBox="0 0 1000 1000" draw:points="0,1000 0,0 1000,0 1000,1000">
            <text:p/>
          </draw:polygon>
          <draw:polygon draw:style-name="gr6" draw:text-style-name="P1" draw:layer="layout" svg:width="0.999cm" svg:height="0.999cm" svg:x="-6.5cm" svg:y="14cm" svg:viewBox="0 0 1000 1000" draw:points="0,1000 0,0 1000,0 1000,1000">
            <text:p/>
          </draw:polygon>
          <draw:polygon draw:style-name="gr6" draw:text-style-name="P1" draw:layer="layout" svg:width="0.999cm" svg:height="0.999cm" svg:x="-7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3.5cm" svg:y="13cm" svg:viewBox="0 0 1000 1000" draw:points="0,1000 0,0 1000,0 1000,1000">
            <text:p/>
          </draw:polygon>
          <draw:polygon draw:style-name="gr6" draw:text-style-name="P1" draw:layer="layout" svg:width="0.999cm" svg:height="0.999cm" svg:x="-2.5cm" svg:y="13cm" svg:viewBox="0 0 1000 1000" draw:points="0,1000 0,0 1000,0 1000,1000">
            <text:p/>
          </draw:polygon>
          <draw:polygon draw:style-name="gr6" draw:text-style-name="P1" draw:layer="layout" svg:width="0.999cm" svg:height="0.999cm" svg:x="-3.5cm" svg:y="12cm" svg:viewBox="0 0 1000 1000" draw:points="0,1000 0,0 1000,0 1000,1000">
            <text:p/>
          </draw:polygon>
          <draw:polygon draw:style-name="gr6" draw:text-style-name="P1" draw:layer="layout" svg:width="0.999cm" svg:height="0.999cm" svg:x="-3.5cm" svg:y="14cm" svg:viewBox="0 0 1000 1000" draw:points="0,1000 0,0 1000,0 1000,1000">
            <text:p/>
          </draw:polygon>
          <draw:polygon draw:style-name="gr6" draw:text-style-name="P1" draw:layer="layout" svg:width="0.999cm" svg:height="0.999cm" svg:x="-4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4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1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8.5cm" svg:y="15cm" svg:viewBox="0 0 1000 1000" draw:points="0,1000 0,0 1000,0 1000,1000">
            <text:p/>
          </draw:polygon>
          <draw:polygon draw:style-name="gr6" draw:text-style-name="P1" draw:layer="layout" svg:width="0.999cm" svg:height="0.999cm" svg:x="-7.5cm" svg:y="15cm" svg:viewBox="0 0 1000 1000" draw:points="0,1000 0,0 1000,0 1000,1000">
            <text:p/>
          </draw:polygon>
          <draw:polygon draw:style-name="gr6" draw:text-style-name="P1" draw:layer="layout" svg:width="0.999cm" svg:height="0.999cm" svg:x="-8.5cm" svg:y="14cm" svg:viewBox="0 0 1000 1000" draw:points="0,1000 0,0 1000,0 1000,1000">
            <text:p/>
          </draw:polygon>
          <draw:polygon draw:style-name="gr6" draw:text-style-name="P1" draw:layer="layout" svg:width="0.999cm" svg:height="0.999cm" svg:x="-8.5cm" svg:y="16cm" svg:viewBox="0 0 1000 1000" draw:points="0,1000 0,0 1000,0 1000,1000">
            <text:p/>
          </draw:polygon>
          <draw:polygon draw:style-name="gr6" draw:text-style-name="P1" draw:layer="layout" svg:width="0.999cm" svg:height="0.999cm" svg:x="-9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5.5cm" svg:y="15cm" svg:viewBox="0 0 1000 1000" draw:points="0,1000 0,0 1000,0 1000,1000">
            <text:p/>
          </draw:polygon>
          <draw:polygon draw:style-name="gr6" draw:text-style-name="P1" draw:layer="layout" svg:width="0.999cm" svg:height="0.999cm" svg:x="-4.5cm" svg:y="15cm" svg:viewBox="0 0 1000 1000" draw:points="0,1000 0,0 1000,0 1000,1000">
            <text:p/>
          </draw:polygon>
          <draw:polygon draw:style-name="gr6" draw:text-style-name="P1" draw:layer="layout" svg:width="0.999cm" svg:height="0.999cm" svg:x="-5.5cm" svg:y="14cm" svg:viewBox="0 0 1000 1000" draw:points="0,1000 0,0 1000,0 1000,1000">
            <text:p/>
          </draw:polygon>
          <draw:polygon draw:style-name="gr6" draw:text-style-name="P1" draw:layer="layout" svg:width="0.999cm" svg:height="0.999cm" svg:x="-5.5cm" svg:y="16cm" svg:viewBox="0 0 1000 1000" draw:points="0,1000 0,0 1000,0 1000,1000">
            <text:p/>
          </draw:polygon>
          <draw:polygon draw:style-name="gr6" draw:text-style-name="P1" draw:layer="layout" svg:width="0.999cm" svg:height="0.999cm" svg:x="-6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2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.5cm" svg:y="15cm" svg:viewBox="0 0 1000 1000" draw:points="0,1000 0,0 1000,0 1000,1000">
            <text:p/>
          </draw:polygon>
          <draw:polygon draw:style-name="gr6" draw:text-style-name="P1" draw:layer="layout" svg:width="0.999cm" svg:height="0.999cm" svg:x="-2.5cm" svg:y="14cm" svg:viewBox="0 0 1000 1000" draw:points="0,1000 0,0 1000,0 1000,1000">
            <text:p/>
          </draw:polygon>
          <draw:polygon draw:style-name="gr6" draw:text-style-name="P1" draw:layer="layout" svg:width="0.999cm" svg:height="0.999cm" svg:x="-2.5cm" svg:y="16cm" svg:viewBox="0 0 1000 1000" draw:points="0,1000 0,0 1000,0 1000,1000">
            <text:p/>
          </draw:polygon>
          <draw:polygon draw:style-name="gr6" draw:text-style-name="P1" draw:layer="layout" svg:width="0.999cm" svg:height="0.999cm" svg:x="-3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6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3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0.5cm" svg:y="17cm" svg:viewBox="0 0 1000 1000" draw:points="0,1000 0,0 1000,0 1000,1000">
            <text:p/>
          </draw:polygon>
          <draw:polygon draw:style-name="gr6" draw:text-style-name="P1" draw:layer="layout" svg:width="0.999cm" svg:height="0.999cm" svg:x="-9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7.5cm" svg:y="17cm" svg:viewBox="0 0 1000 1000" draw:points="0,1000 0,0 1000,0 1000,1000">
            <text:p/>
          </draw:polygon>
          <draw:polygon draw:style-name="gr6" draw:text-style-name="P1" draw:layer="layout" svg:width="0.999cm" svg:height="0.999cm" svg:x="-6.5cm" svg:y="17cm" svg:viewBox="0 0 1000 1000" draw:points="0,1000 0,0 1000,0 1000,1000">
            <text:p/>
          </draw:polygon>
          <draw:polygon draw:style-name="gr6" draw:text-style-name="P1" draw:layer="layout" svg:width="0.999cm" svg:height="0.999cm" svg:x="-7.5cm" svg:y="16cm" svg:viewBox="0 0 1000 1000" draw:points="0,1000 0,0 1000,0 1000,1000">
            <text:p/>
          </draw:polygon>
          <draw:polygon draw:style-name="gr6" draw:text-style-name="P1" draw:layer="layout" svg:width="0.999cm" svg:height="0.999cm" svg:x="-7.5cm" svg:y="18cm" svg:viewBox="0 0 1000 1000" draw:points="0,1000 0,0 1000,0 1000,1000">
            <text:p/>
          </draw:polygon>
          <draw:polygon draw:style-name="gr6" draw:text-style-name="P1" draw:layer="layout" svg:width="0.999cm" svg:height="0.999cm" svg:x="-8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4.5cm" svg:y="17cm" svg:viewBox="0 0 1000 1000" draw:points="0,1000 0,0 1000,0 1000,1000">
            <text:p/>
          </draw:polygon>
          <draw:polygon draw:style-name="gr6" draw:text-style-name="P1" draw:layer="layout" svg:width="0.999cm" svg:height="0.999cm" svg:x="-3.5cm" svg:y="17cm" svg:viewBox="0 0 1000 1000" draw:points="0,1000 0,0 1000,0 1000,1000">
            <text:p/>
          </draw:polygon>
          <draw:polygon draw:style-name="gr6" draw:text-style-name="P1" draw:layer="layout" svg:width="0.999cm" svg:height="0.999cm" svg:x="-4.5cm" svg:y="16cm" svg:viewBox="0 0 1000 1000" draw:points="0,1000 0,0 1000,0 1000,1000">
            <text:p/>
          </draw:polygon>
          <draw:polygon draw:style-name="gr6" draw:text-style-name="P1" draw:layer="layout" svg:width="0.999cm" svg:height="0.999cm" svg:x="-4.5cm" svg:y="18cm" svg:viewBox="0 0 1000 1000" draw:points="0,1000 0,0 1000,0 1000,1000">
            <text:p/>
          </draw:polygon>
          <draw:polygon draw:style-name="gr6" draw:text-style-name="P1" draw:layer="layout" svg:width="0.999cm" svg:height="0.999cm" svg:x="-5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5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5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2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2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9.5cm" svg:y="19cm" svg:viewBox="0 0 1000 1000" draw:points="0,1000 0,0 1000,0 1000,1000">
            <text:p/>
          </draw:polygon>
          <draw:polygon draw:style-name="gr6" draw:text-style-name="P1" draw:layer="layout" svg:width="0.999cm" svg:height="0.999cm" svg:x="-8.5cm" svg:y="19cm" svg:viewBox="0 0 1000 1000" draw:points="0,1000 0,0 1000,0 1000,1000">
            <text:p/>
          </draw:polygon>
          <draw:polygon draw:style-name="gr6" draw:text-style-name="P1" draw:layer="layout" svg:width="0.999cm" svg:height="0.999cm" svg:x="-9.5cm" svg:y="18cm" svg:viewBox="0 0 1000 1000" draw:points="0,1000 0,0 1000,0 1000,1000">
            <text:p/>
          </draw:polygon>
          <draw:polygon draw:style-name="gr6" draw:text-style-name="P1" draw:layer="layout" svg:width="0.999cm" svg:height="0.999cm" svg:x="-9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6.5cm" svg:y="19cm" svg:viewBox="0 0 1000 1000" draw:points="0,1000 0,0 1000,0 1000,1000">
            <text:p/>
          </draw:polygon>
          <draw:polygon draw:style-name="gr6" draw:text-style-name="P1" draw:layer="layout" svg:width="0.999cm" svg:height="0.999cm" svg:x="-5.5cm" svg:y="19cm" svg:viewBox="0 0 1000 1000" draw:points="0,1000 0,0 1000,0 1000,1000">
            <text:p/>
          </draw:polygon>
          <draw:polygon draw:style-name="gr6" draw:text-style-name="P1" draw:layer="layout" svg:width="0.999cm" svg:height="0.999cm" svg:x="-6.5cm" svg:y="18cm" svg:viewBox="0 0 1000 1000" draw:points="0,1000 0,0 1000,0 1000,1000">
            <text:p/>
          </draw:polygon>
          <draw:polygon draw:style-name="gr6" draw:text-style-name="P1" draw:layer="layout" svg:width="0.999cm" svg:height="0.999cm" svg:x="-6.5cm" svg:y="20cm" svg:viewBox="0 0 1000 1000" draw:points="0,1000 0,0 1000,0 1000,1000">
            <text:p/>
          </draw:polygon>
          <draw:polygon draw:style-name="gr6" draw:text-style-name="P1" draw:layer="layout" svg:width="0.999cm" svg:height="0.999cm" svg:x="-7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3.5cm" svg:y="19cm" svg:viewBox="0 0 1000 1000" draw:points="0,1000 0,0 1000,0 1000,1000">
            <text:p/>
          </draw:polygon>
          <draw:polygon draw:style-name="gr6" draw:text-style-name="P1" draw:layer="layout" svg:width="0.999cm" svg:height="0.999cm" svg:x="-2.5cm" svg:y="19cm" svg:viewBox="0 0 1000 1000" draw:points="0,1000 0,0 1000,0 1000,1000">
            <text:p/>
          </draw:polygon>
          <draw:polygon draw:style-name="gr6" draw:text-style-name="P1" draw:layer="layout" svg:width="0.999cm" svg:height="0.999cm" svg:x="-3.5cm" svg:y="18cm" svg:viewBox="0 0 1000 1000" draw:points="0,1000 0,0 1000,0 1000,1000">
            <text:p/>
          </draw:polygon>
          <draw:polygon draw:style-name="gr6" draw:text-style-name="P1" draw:layer="layout" svg:width="0.999cm" svg:height="0.999cm" svg:x="-3.5cm" svg:y="20cm" svg:viewBox="0 0 1000 1000" draw:points="0,1000 0,0 1000,0 1000,1000">
            <text:p/>
          </draw:polygon>
          <draw:polygon draw:style-name="gr6" draw:text-style-name="P1" draw:layer="layout" svg:width="0.999cm" svg:height="0.999cm" svg:x="-4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4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3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4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4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5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1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0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1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1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2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8.5cm" svg:y="21cm" svg:viewBox="0 0 1000 1000" draw:points="0,1000 0,0 1000,0 1000,1000">
            <text:p/>
          </draw:polygon>
          <draw:polygon draw:style-name="gr6" draw:text-style-name="P1" draw:layer="layout" svg:width="0.999cm" svg:height="0.999cm" svg:x="-7.5cm" svg:y="21cm" svg:viewBox="0 0 1000 1000" draw:points="0,1000 0,0 1000,0 1000,1000">
            <text:p/>
          </draw:polygon>
          <draw:polygon draw:style-name="gr6" draw:text-style-name="P1" draw:layer="layout" svg:width="0.999cm" svg:height="0.999cm" svg:x="-8.5cm" svg:y="20cm" svg:viewBox="0 0 1000 1000" draw:points="0,1000 0,0 1000,0 1000,1000">
            <text:p/>
          </draw:polygon>
          <draw:polygon draw:style-name="gr6" draw:text-style-name="P1" draw:layer="layout" svg:width="0.999cm" svg:height="0.999cm" svg:x="-8.5cm" svg:y="22cm" svg:viewBox="0 0 1000 1000" draw:points="0,1000 0,0 1000,0 1000,1000">
            <text:p/>
          </draw:polygon>
          <draw:polygon draw:style-name="gr6" draw:text-style-name="P1" draw:layer="layout" svg:width="0.999cm" svg:height="0.999cm" svg:x="-9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5.5cm" svg:y="21cm" svg:viewBox="0 0 1000 1000" draw:points="0,1000 0,0 1000,0 1000,1000">
            <text:p/>
          </draw:polygon>
          <draw:polygon draw:style-name="gr6" draw:text-style-name="P1" draw:layer="layout" svg:width="0.999cm" svg:height="0.999cm" svg:x="-4.5cm" svg:y="21cm" svg:viewBox="0 0 1000 1000" draw:points="0,1000 0,0 1000,0 1000,1000">
            <text:p/>
          </draw:polygon>
          <draw:polygon draw:style-name="gr6" draw:text-style-name="P1" draw:layer="layout" svg:width="0.999cm" svg:height="0.999cm" svg:x="-5.5cm" svg:y="20cm" svg:viewBox="0 0 1000 1000" draw:points="0,1000 0,0 1000,0 1000,1000">
            <text:p/>
          </draw:polygon>
          <draw:polygon draw:style-name="gr6" draw:text-style-name="P1" draw:layer="layout" svg:width="0.999cm" svg:height="0.999cm" svg:x="-5.5cm" svg:y="22cm" svg:viewBox="0 0 1000 1000" draw:points="0,1000 0,0 1000,0 1000,1000">
            <text:p/>
          </draw:polygon>
          <draw:polygon draw:style-name="gr6" draw:text-style-name="P1" draw:layer="layout" svg:width="0.999cm" svg:height="0.999cm" svg:x="-6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2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.5cm" svg:y="21cm" svg:viewBox="0 0 1000 1000" draw:points="0,1000 0,0 1000,0 1000,1000">
            <text:p/>
          </draw:polygon>
          <draw:polygon draw:style-name="gr6" draw:text-style-name="P1" draw:layer="layout" svg:width="0.999cm" svg:height="0.999cm" svg:x="-2.5cm" svg:y="20cm" svg:viewBox="0 0 1000 1000" draw:points="0,1000 0,0 1000,0 1000,1000">
            <text:p/>
          </draw:polygon>
          <draw:polygon draw:style-name="gr6" draw:text-style-name="P1" draw:layer="layout" svg:width="0.999cm" svg:height="0.999cm" svg:x="-2.5cm" svg:y="22cm" svg:viewBox="0 0 1000 1000" draw:points="0,1000 0,0 1000,0 1000,1000">
            <text:p/>
          </draw:polygon>
          <draw:polygon draw:style-name="gr6" draw:text-style-name="P1" draw:layer="layout" svg:width="0.999cm" svg:height="0.999cm" svg:x="-3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6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5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6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6.5cm" svg:y="24cm" svg:viewBox="0 0 1000 1000" draw:points="0,1000 0,0 1000,0 1000,1000">
            <text:p/>
          </draw:polygon>
          <draw:polygon draw:style-name="gr6" draw:text-style-name="P1" draw:layer="layout" svg:width="0.999cm" svg:height="0.999cm" svg:x="-17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3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2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3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3.5cm" svg:y="24cm" svg:viewBox="0 0 1000 1000" draw:points="0,1000 0,0 1000,0 1000,1000">
            <text:p/>
          </draw:polygon>
          <draw:polygon draw:style-name="gr6" draw:text-style-name="P1" draw:layer="layout" svg:width="0.999cm" svg:height="0.999cm" svg:x="-14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0.5cm" svg:y="23cm" svg:viewBox="0 0 1000 1000" draw:points="0,1000 0,0 1000,0 1000,1000">
            <text:p/>
          </draw:polygon>
          <draw:polygon draw:style-name="gr6" draw:text-style-name="P1" draw:layer="layout" svg:width="0.999cm" svg:height="0.999cm" svg:x="-9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0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0.5cm" svg:y="24cm" svg:viewBox="0 0 1000 1000" draw:points="0,1000 0,0 1000,0 1000,1000">
            <text:p/>
          </draw:polygon>
          <draw:polygon draw:style-name="gr6" draw:text-style-name="P1" draw:layer="layout" svg:width="0.999cm" svg:height="0.999cm" svg:x="-11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7.5cm" svg:y="23cm" svg:viewBox="0 0 1000 1000" draw:points="0,1000 0,0 1000,0 1000,1000">
            <text:p/>
          </draw:polygon>
          <draw:polygon draw:style-name="gr6" draw:text-style-name="P1" draw:layer="layout" svg:width="0.999cm" svg:height="0.999cm" svg:x="-6.5cm" svg:y="23cm" svg:viewBox="0 0 1000 1000" draw:points="0,1000 0,0 1000,0 1000,1000">
            <text:p/>
          </draw:polygon>
          <draw:polygon draw:style-name="gr6" draw:text-style-name="P1" draw:layer="layout" svg:width="0.999cm" svg:height="0.999cm" svg:x="-7.5cm" svg:y="22cm" svg:viewBox="0 0 1000 1000" draw:points="0,1000 0,0 1000,0 1000,1000">
            <text:p/>
          </draw:polygon>
          <draw:polygon draw:style-name="gr6" draw:text-style-name="P1" draw:layer="layout" svg:width="0.999cm" svg:height="0.999cm" svg:x="-7.5cm" svg:y="24cm" svg:viewBox="0 0 1000 1000" draw:points="0,1000 0,0 1000,0 1000,1000">
            <text:p/>
          </draw:polygon>
          <draw:polygon draw:style-name="gr6" draw:text-style-name="P1" draw:layer="layout" svg:width="0.999cm" svg:height="0.999cm" svg:x="-8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4.5cm" svg:y="23cm" svg:viewBox="0 0 1000 1000" draw:points="0,1000 0,0 1000,0 1000,1000">
            <text:p/>
          </draw:polygon>
          <draw:polygon draw:style-name="gr6" draw:text-style-name="P1" draw:layer="layout" svg:width="0.999cm" svg:height="0.999cm" svg:x="-3.5cm" svg:y="23cm" svg:viewBox="0 0 1000 1000" draw:points="0,1000 0,0 1000,0 1000,1000">
            <text:p/>
          </draw:polygon>
          <draw:polygon draw:style-name="gr6" draw:text-style-name="P1" draw:layer="layout" svg:width="0.999cm" svg:height="0.999cm" svg:x="-4.5cm" svg:y="22cm" svg:viewBox="0 0 1000 1000" draw:points="0,1000 0,0 1000,0 1000,1000">
            <text:p/>
          </draw:polygon>
          <draw:polygon draw:style-name="gr6" draw:text-style-name="P1" draw:layer="layout" svg:width="0.999cm" svg:height="0.999cm" svg:x="-4.5cm" svg:y="24cm" svg:viewBox="0 0 1000 1000" draw:points="0,1000 0,0 1000,0 1000,1000">
            <text:p/>
          </draw:polygon>
          <draw:polygon draw:style-name="gr6" draw:text-style-name="P1" draw:layer="layout" svg:width="0.999cm" svg:height="0.999cm" svg:x="-5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7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8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7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6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7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7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8.5cm" svg:y="21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3cm" svg:y="2cm" svg:viewBox="0 0 1000 1000" draw:points="0,1000 0,0 1000,0 1000,1000">
            <text:p/>
          </draw:polygon>
          <draw:polygon draw:style-name="gr3" draw:text-style-name="P1" draw:layer="layout" svg:width="0.999cm" svg:height="0.999cm" svg:x="24cm" svg:y="2cm" svg:viewBox="0 0 1000 1000" draw:points="0,1000 0,0 1000,0 1000,1000">
            <text:p/>
          </draw:polygon>
          <draw:polygon draw:style-name="gr3" draw:text-style-name="P1" draw:layer="layout" svg:width="0.999cm" svg:height="0.999cm" svg:x="23cm" svg:y="1cm" svg:viewBox="0 0 1000 1000" draw:points="0,1000 0,0 1000,0 1000,1000">
            <text:p/>
          </draw:polygon>
          <draw:polygon draw:style-name="gr3" draw:text-style-name="P1" draw:layer="layout" svg:width="0.999cm" svg:height="0.999cm" svg:x="23cm" svg:y="3cm" svg:viewBox="0 0 1000 1000" draw:points="0,1000 0,0 1000,0 1000,1000">
            <text:p/>
          </draw:polygon>
          <draw:polygon draw:style-name="gr3" draw:text-style-name="P1" draw:layer="layout" svg:width="0.999cm" svg:height="0.999cm" svg:x="22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6cm" svg:y="2cm" svg:viewBox="0 0 1000 1000" draw:points="0,1000 0,0 1000,0 1000,1000">
            <text:p/>
          </draw:polygon>
          <draw:polygon draw:style-name="gr3" draw:text-style-name="P1" draw:layer="layout" svg:width="0.999cm" svg:height="0.999cm" svg:x="27cm" svg:y="2cm" svg:viewBox="0 0 1000 1000" draw:points="0,1000 0,0 1000,0 1000,1000">
            <text:p/>
          </draw:polygon>
          <draw:polygon draw:style-name="gr3" draw:text-style-name="P1" draw:layer="layout" svg:width="0.999cm" svg:height="0.999cm" svg:x="26cm" svg:y="1cm" svg:viewBox="0 0 1000 1000" draw:points="0,1000 0,0 1000,0 1000,1000">
            <text:p/>
          </draw:polygon>
          <draw:polygon draw:style-name="gr3" draw:text-style-name="P1" draw:layer="layout" svg:width="0.999cm" svg:height="0.999cm" svg:x="26cm" svg:y="3cm" svg:viewBox="0 0 1000 1000" draw:points="0,1000 0,0 1000,0 1000,1000">
            <text:p/>
          </draw:polygon>
          <draw:polygon draw:style-name="gr3" draw:text-style-name="P1" draw:layer="layout" svg:width="0.999cm" svg:height="0.999cm" svg:x="25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9cm" svg:y="2cm" svg:viewBox="0 0 1000 1000" draw:points="0,1000 0,0 1000,0 1000,1000">
            <text:p/>
          </draw:polygon>
          <draw:polygon draw:style-name="gr3" draw:text-style-name="P1" draw:layer="layout" svg:width="0.999cm" svg:height="0.999cm" svg:x="30cm" svg:y="2cm" svg:viewBox="0 0 1000 1000" draw:points="0,1000 0,0 1000,0 1000,1000">
            <text:p/>
          </draw:polygon>
          <draw:polygon draw:style-name="gr3" draw:text-style-name="P1" draw:layer="layout" svg:width="0.999cm" svg:height="0.999cm" svg:x="29cm" svg:y="1cm" svg:viewBox="0 0 1000 1000" draw:points="0,1000 0,0 1000,0 1000,1000">
            <text:p/>
          </draw:polygon>
          <draw:polygon draw:style-name="gr3" draw:text-style-name="P1" draw:layer="layout" svg:width="0.999cm" svg:height="0.999cm" svg:x="29cm" svg:y="3cm" svg:viewBox="0 0 1000 1000" draw:points="0,1000 0,0 1000,0 1000,1000">
            <text:p/>
          </draw:polygon>
          <draw:polygon draw:style-name="gr3" draw:text-style-name="P1" draw:layer="layout" svg:width="0.999cm" svg:height="0.999cm" svg:x="28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2cm" svg:y="2cm" svg:viewBox="0 0 1000 1000" draw:points="0,1000 0,0 1000,0 1000,1000">
            <text:p/>
          </draw:polygon>
          <draw:polygon draw:style-name="gr3" draw:text-style-name="P1" draw:layer="layout" svg:width="0.999cm" svg:height="0.999cm" svg:x="33cm" svg:y="2cm" svg:viewBox="0 0 1000 1000" draw:points="0,1000 0,0 1000,0 1000,1000">
            <text:p/>
          </draw:polygon>
          <draw:polygon draw:style-name="gr3" draw:text-style-name="P1" draw:layer="layout" svg:width="0.999cm" svg:height="0.999cm" svg:x="32cm" svg:y="1cm" svg:viewBox="0 0 1000 1000" draw:points="0,1000 0,0 1000,0 1000,1000">
            <text:p/>
          </draw:polygon>
          <draw:polygon draw:style-name="gr3" draw:text-style-name="P1" draw:layer="layout" svg:width="0.999cm" svg:height="0.999cm" svg:x="32cm" svg:y="3cm" svg:viewBox="0 0 1000 1000" draw:points="0,1000 0,0 1000,0 1000,1000">
            <text:p/>
          </draw:polygon>
          <draw:polygon draw:style-name="gr3" draw:text-style-name="P1" draw:layer="layout" svg:width="0.999cm" svg:height="0.999cm" svg:x="31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5cm" svg:y="2cm" svg:viewBox="0 0 1000 1000" draw:points="0,1000 0,0 1000,0 1000,1000">
            <text:p/>
          </draw:polygon>
          <draw:polygon draw:style-name="gr3" draw:text-style-name="P1" draw:layer="layout" svg:width="0.999cm" svg:height="0.999cm" svg:x="36cm" svg:y="2cm" svg:viewBox="0 0 1000 1000" draw:points="0,1000 0,0 1000,0 1000,1000">
            <text:p/>
          </draw:polygon>
          <draw:polygon draw:style-name="gr3" draw:text-style-name="P1" draw:layer="layout" svg:width="0.999cm" svg:height="0.999cm" svg:x="35cm" svg:y="1cm" svg:viewBox="0 0 1000 1000" draw:points="0,1000 0,0 1000,0 1000,1000">
            <text:p/>
          </draw:polygon>
          <draw:polygon draw:style-name="gr3" draw:text-style-name="P1" draw:layer="layout" svg:width="0.999cm" svg:height="0.999cm" svg:x="35cm" svg:y="3cm" svg:viewBox="0 0 1000 1000" draw:points="0,1000 0,0 1000,0 1000,1000">
            <text:p/>
          </draw:polygon>
          <draw:polygon draw:style-name="gr3" draw:text-style-name="P1" draw:layer="layout" svg:width="0.999cm" svg:height="0.999cm" svg:x="34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8cm" svg:y="2cm" svg:viewBox="0 0 1000 1000" draw:points="0,1000 0,0 1000,0 1000,1000">
            <text:p/>
          </draw:polygon>
          <draw:polygon draw:style-name="gr3" draw:text-style-name="P1" draw:layer="layout" svg:width="0.999cm" svg:height="0.999cm" svg:x="39cm" svg:y="2cm" svg:viewBox="0 0 1000 1000" draw:points="0,1000 0,0 1000,0 1000,1000">
            <text:p/>
          </draw:polygon>
          <draw:polygon draw:style-name="gr3" draw:text-style-name="P1" draw:layer="layout" svg:width="0.999cm" svg:height="0.999cm" svg:x="38cm" svg:y="1cm" svg:viewBox="0 0 1000 1000" draw:points="0,1000 0,0 1000,0 1000,1000">
            <text:p/>
          </draw:polygon>
          <draw:polygon draw:style-name="gr3" draw:text-style-name="P1" draw:layer="layout" svg:width="0.999cm" svg:height="0.999cm" svg:x="38cm" svg:y="3cm" svg:viewBox="0 0 1000 1000" draw:points="0,1000 0,0 1000,0 1000,1000">
            <text:p/>
          </draw:polygon>
          <draw:polygon draw:style-name="gr3" draw:text-style-name="P1" draw:layer="layout" svg:width="0.999cm" svg:height="0.999cm" svg:x="37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4cm" svg:y="4cm" svg:viewBox="0 0 1000 1000" draw:points="0,1000 0,0 1000,0 1000,1000">
            <text:p/>
          </draw:polygon>
          <draw:polygon draw:style-name="gr3" draw:text-style-name="P1" draw:layer="layout" svg:width="0.999cm" svg:height="0.999cm" svg:x="25cm" svg:y="4cm" svg:viewBox="0 0 1000 1000" draw:points="0,1000 0,0 1000,0 1000,1000">
            <text:p/>
          </draw:polygon>
          <draw:polygon draw:style-name="gr3" draw:text-style-name="P1" draw:layer="layout" svg:width="0.999cm" svg:height="0.999cm" svg:x="24cm" svg:y="3cm" svg:viewBox="0 0 1000 1000" draw:points="0,1000 0,0 1000,0 1000,1000">
            <text:p/>
          </draw:polygon>
          <draw:polygon draw:style-name="gr3" draw:text-style-name="P1" draw:layer="layout" svg:width="0.999cm" svg:height="0.999cm" svg:x="24cm" svg:y="5cm" svg:viewBox="0 0 1000 1000" draw:points="0,1000 0,0 1000,0 1000,1000">
            <text:p/>
          </draw:polygon>
          <draw:polygon draw:style-name="gr3" draw:text-style-name="P1" draw:layer="layout" svg:width="0.999cm" svg:height="0.999cm" svg:x="23cm" svg:y="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7cm" svg:y="4cm" svg:viewBox="0 0 1000 1000" draw:points="0,1000 0,0 1000,0 1000,1000">
            <text:p/>
          </draw:polygon>
          <draw:polygon draw:style-name="gr3" draw:text-style-name="P1" draw:layer="layout" svg:width="0.999cm" svg:height="0.999cm" svg:x="28cm" svg:y="4cm" svg:viewBox="0 0 1000 1000" draw:points="0,1000 0,0 1000,0 1000,1000">
            <text:p/>
          </draw:polygon>
          <draw:polygon draw:style-name="gr3" draw:text-style-name="P1" draw:layer="layout" svg:width="0.999cm" svg:height="0.999cm" svg:x="27cm" svg:y="3cm" svg:viewBox="0 0 1000 1000" draw:points="0,1000 0,0 1000,0 1000,1000">
            <text:p/>
          </draw:polygon>
          <draw:polygon draw:style-name="gr3" draw:text-style-name="P1" draw:layer="layout" svg:width="0.999cm" svg:height="0.999cm" svg:x="27cm" svg:y="5cm" svg:viewBox="0 0 1000 1000" draw:points="0,1000 0,0 1000,0 1000,1000">
            <text:p/>
          </draw:polygon>
          <draw:polygon draw:style-name="gr3" draw:text-style-name="P1" draw:layer="layout" svg:width="0.999cm" svg:height="0.999cm" svg:x="26cm" svg:y="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0cm" svg:y="4cm" svg:viewBox="0 0 1000 1000" draw:points="0,1000 0,0 1000,0 1000,1000">
            <text:p/>
          </draw:polygon>
          <draw:polygon draw:style-name="gr3" draw:text-style-name="P1" draw:layer="layout" svg:width="0.999cm" svg:height="0.999cm" svg:x="31cm" svg:y="4cm" svg:viewBox="0 0 1000 1000" draw:points="0,1000 0,0 1000,0 1000,1000">
            <text:p/>
          </draw:polygon>
          <draw:polygon draw:style-name="gr3" draw:text-style-name="P1" draw:layer="layout" svg:width="0.999cm" svg:height="0.999cm" svg:x="30cm" svg:y="3cm" svg:viewBox="0 0 1000 1000" draw:points="0,1000 0,0 1000,0 1000,1000">
            <text:p/>
          </draw:polygon>
          <draw:polygon draw:style-name="gr3" draw:text-style-name="P1" draw:layer="layout" svg:width="0.999cm" svg:height="0.999cm" svg:x="30cm" svg:y="5cm" svg:viewBox="0 0 1000 1000" draw:points="0,1000 0,0 1000,0 1000,1000">
            <text:p/>
          </draw:polygon>
          <draw:polygon draw:style-name="gr3" draw:text-style-name="P1" draw:layer="layout" svg:width="0.999cm" svg:height="0.999cm" svg:x="29cm" svg:y="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3cm" svg:y="4cm" svg:viewBox="0 0 1000 1000" draw:points="0,1000 0,0 1000,0 1000,1000">
            <text:p/>
          </draw:polygon>
          <draw:polygon draw:style-name="gr3" draw:text-style-name="P1" draw:layer="layout" svg:width="0.999cm" svg:height="0.999cm" svg:x="34cm" svg:y="4cm" svg:viewBox="0 0 1000 1000" draw:points="0,1000 0,0 1000,0 1000,1000">
            <text:p/>
          </draw:polygon>
          <draw:polygon draw:style-name="gr3" draw:text-style-name="P1" draw:layer="layout" svg:width="0.999cm" svg:height="0.999cm" svg:x="33cm" svg:y="3cm" svg:viewBox="0 0 1000 1000" draw:points="0,1000 0,0 1000,0 1000,1000">
            <text:p/>
          </draw:polygon>
          <draw:polygon draw:style-name="gr3" draw:text-style-name="P1" draw:layer="layout" svg:width="0.999cm" svg:height="0.999cm" svg:x="33cm" svg:y="5cm" svg:viewBox="0 0 1000 1000" draw:points="0,1000 0,0 1000,0 1000,1000">
            <text:p/>
          </draw:polygon>
          <draw:polygon draw:style-name="gr3" draw:text-style-name="P1" draw:layer="layout" svg:width="0.999cm" svg:height="0.999cm" svg:x="32cm" svg:y="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6cm" svg:y="4cm" svg:viewBox="0 0 1000 1000" draw:points="0,1000 0,0 1000,0 1000,1000">
            <text:p/>
          </draw:polygon>
          <draw:polygon draw:style-name="gr3" draw:text-style-name="P1" draw:layer="layout" svg:width="0.999cm" svg:height="0.999cm" svg:x="37cm" svg:y="4cm" svg:viewBox="0 0 1000 1000" draw:points="0,1000 0,0 1000,0 1000,1000">
            <text:p/>
          </draw:polygon>
          <draw:polygon draw:style-name="gr3" draw:text-style-name="P1" draw:layer="layout" svg:width="0.999cm" svg:height="0.999cm" svg:x="36cm" svg:y="3cm" svg:viewBox="0 0 1000 1000" draw:points="0,1000 0,0 1000,0 1000,1000">
            <text:p/>
          </draw:polygon>
          <draw:polygon draw:style-name="gr3" draw:text-style-name="P1" draw:layer="layout" svg:width="0.999cm" svg:height="0.999cm" svg:x="36cm" svg:y="5cm" svg:viewBox="0 0 1000 1000" draw:points="0,1000 0,0 1000,0 1000,1000">
            <text:p/>
          </draw:polygon>
          <draw:polygon draw:style-name="gr3" draw:text-style-name="P1" draw:layer="layout" svg:width="0.999cm" svg:height="0.999cm" svg:x="35cm" svg:y="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5cm" svg:y="6cm" svg:viewBox="0 0 1000 1000" draw:points="0,1000 0,0 1000,0 1000,1000">
            <text:p/>
          </draw:polygon>
          <draw:polygon draw:style-name="gr3" draw:text-style-name="P1" draw:layer="layout" svg:width="0.999cm" svg:height="0.999cm" svg:x="26cm" svg:y="6cm" svg:viewBox="0 0 1000 1000" draw:points="0,1000 0,0 1000,0 1000,1000">
            <text:p/>
          </draw:polygon>
          <draw:polygon draw:style-name="gr3" draw:text-style-name="P1" draw:layer="layout" svg:width="0.999cm" svg:height="0.999cm" svg:x="25cm" svg:y="5cm" svg:viewBox="0 0 1000 1000" draw:points="0,1000 0,0 1000,0 1000,1000">
            <text:p/>
          </draw:polygon>
          <draw:polygon draw:style-name="gr3" draw:text-style-name="P1" draw:layer="layout" svg:width="0.999cm" svg:height="0.999cm" svg:x="25cm" svg:y="7cm" svg:viewBox="0 0 1000 1000" draw:points="0,1000 0,0 1000,0 1000,1000">
            <text:p/>
          </draw:polygon>
          <draw:polygon draw:style-name="gr3" draw:text-style-name="P1" draw:layer="layout" svg:width="0.999cm" svg:height="0.999cm" svg:x="24cm" svg:y="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8cm" svg:y="6cm" svg:viewBox="0 0 1000 1000" draw:points="0,1000 0,0 1000,0 1000,1000">
            <text:p/>
          </draw:polygon>
          <draw:polygon draw:style-name="gr3" draw:text-style-name="P1" draw:layer="layout" svg:width="0.999cm" svg:height="0.999cm" svg:x="29cm" svg:y="6cm" svg:viewBox="0 0 1000 1000" draw:points="0,1000 0,0 1000,0 1000,1000">
            <text:p/>
          </draw:polygon>
          <draw:polygon draw:style-name="gr3" draw:text-style-name="P1" draw:layer="layout" svg:width="0.999cm" svg:height="0.999cm" svg:x="28cm" svg:y="5cm" svg:viewBox="0 0 1000 1000" draw:points="0,1000 0,0 1000,0 1000,1000">
            <text:p/>
          </draw:polygon>
          <draw:polygon draw:style-name="gr3" draw:text-style-name="P1" draw:layer="layout" svg:width="0.999cm" svg:height="0.999cm" svg:x="28cm" svg:y="7cm" svg:viewBox="0 0 1000 1000" draw:points="0,1000 0,0 1000,0 1000,1000">
            <text:p/>
          </draw:polygon>
          <draw:polygon draw:style-name="gr3" draw:text-style-name="P1" draw:layer="layout" svg:width="0.999cm" svg:height="0.999cm" svg:x="27cm" svg:y="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1cm" svg:y="6cm" svg:viewBox="0 0 1000 1000" draw:points="0,1000 0,0 1000,0 1000,1000">
            <text:p/>
          </draw:polygon>
          <draw:polygon draw:style-name="gr3" draw:text-style-name="P1" draw:layer="layout" svg:width="0.999cm" svg:height="0.999cm" svg:x="32cm" svg:y="6cm" svg:viewBox="0 0 1000 1000" draw:points="0,1000 0,0 1000,0 1000,1000">
            <text:p/>
          </draw:polygon>
          <draw:polygon draw:style-name="gr3" draw:text-style-name="P1" draw:layer="layout" svg:width="0.999cm" svg:height="0.999cm" svg:x="31cm" svg:y="5cm" svg:viewBox="0 0 1000 1000" draw:points="0,1000 0,0 1000,0 1000,1000">
            <text:p/>
          </draw:polygon>
          <draw:polygon draw:style-name="gr3" draw:text-style-name="P1" draw:layer="layout" svg:width="0.999cm" svg:height="0.999cm" svg:x="31cm" svg:y="7cm" svg:viewBox="0 0 1000 1000" draw:points="0,1000 0,0 1000,0 1000,1000">
            <text:p/>
          </draw:polygon>
          <draw:polygon draw:style-name="gr3" draw:text-style-name="P1" draw:layer="layout" svg:width="0.999cm" svg:height="0.999cm" svg:x="30cm" svg:y="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4cm" svg:y="6cm" svg:viewBox="0 0 1000 1000" draw:points="0,1000 0,0 1000,0 1000,1000">
            <text:p/>
          </draw:polygon>
          <draw:polygon draw:style-name="gr3" draw:text-style-name="P1" draw:layer="layout" svg:width="0.999cm" svg:height="0.999cm" svg:x="35cm" svg:y="6cm" svg:viewBox="0 0 1000 1000" draw:points="0,1000 0,0 1000,0 1000,1000">
            <text:p/>
          </draw:polygon>
          <draw:polygon draw:style-name="gr3" draw:text-style-name="P1" draw:layer="layout" svg:width="0.999cm" svg:height="0.999cm" svg:x="34cm" svg:y="5cm" svg:viewBox="0 0 1000 1000" draw:points="0,1000 0,0 1000,0 1000,1000">
            <text:p/>
          </draw:polygon>
          <draw:polygon draw:style-name="gr3" draw:text-style-name="P1" draw:layer="layout" svg:width="0.999cm" svg:height="0.999cm" svg:x="34cm" svg:y="7cm" svg:viewBox="0 0 1000 1000" draw:points="0,1000 0,0 1000,0 1000,1000">
            <text:p/>
          </draw:polygon>
          <draw:polygon draw:style-name="gr3" draw:text-style-name="P1" draw:layer="layout" svg:width="0.999cm" svg:height="0.999cm" svg:x="33cm" svg:y="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7cm" svg:y="6cm" svg:viewBox="0 0 1000 1000" draw:points="0,1000 0,0 1000,0 1000,1000">
            <text:p/>
          </draw:polygon>
          <draw:polygon draw:style-name="gr3" draw:text-style-name="P1" draw:layer="layout" svg:width="0.999cm" svg:height="0.999cm" svg:x="38cm" svg:y="6cm" svg:viewBox="0 0 1000 1000" draw:points="0,1000 0,0 1000,0 1000,1000">
            <text:p/>
          </draw:polygon>
          <draw:polygon draw:style-name="gr3" draw:text-style-name="P1" draw:layer="layout" svg:width="0.999cm" svg:height="0.999cm" svg:x="37cm" svg:y="5cm" svg:viewBox="0 0 1000 1000" draw:points="0,1000 0,0 1000,0 1000,1000">
            <text:p/>
          </draw:polygon>
          <draw:polygon draw:style-name="gr3" draw:text-style-name="P1" draw:layer="layout" svg:width="0.999cm" svg:height="0.999cm" svg:x="37cm" svg:y="7cm" svg:viewBox="0 0 1000 1000" draw:points="0,1000 0,0 1000,0 1000,1000">
            <text:p/>
          </draw:polygon>
          <draw:polygon draw:style-name="gr3" draw:text-style-name="P1" draw:layer="layout" svg:width="0.999cm" svg:height="0.999cm" svg:x="36cm" svg:y="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6cm" svg:y="8cm" svg:viewBox="0 0 1000 1000" draw:points="0,1000 0,0 1000,0 1000,1000">
            <text:p/>
          </draw:polygon>
          <draw:polygon draw:style-name="gr3" draw:text-style-name="P1" draw:layer="layout" svg:width="0.999cm" svg:height="0.999cm" svg:x="27cm" svg:y="8cm" svg:viewBox="0 0 1000 1000" draw:points="0,1000 0,0 1000,0 1000,1000">
            <text:p/>
          </draw:polygon>
          <draw:polygon draw:style-name="gr3" draw:text-style-name="P1" draw:layer="layout" svg:width="0.999cm" svg:height="0.999cm" svg:x="26cm" svg:y="7cm" svg:viewBox="0 0 1000 1000" draw:points="0,1000 0,0 1000,0 1000,1000">
            <text:p/>
          </draw:polygon>
          <draw:polygon draw:style-name="gr3" draw:text-style-name="P1" draw:layer="layout" svg:width="0.999cm" svg:height="0.999cm" svg:x="26cm" svg:y="9cm" svg:viewBox="0 0 1000 1000" draw:points="0,1000 0,0 1000,0 1000,1000">
            <text:p/>
          </draw:polygon>
          <draw:polygon draw:style-name="gr3" draw:text-style-name="P1" draw:layer="layout" svg:width="0.999cm" svg:height="0.999cm" svg:x="25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9cm" svg:y="8cm" svg:viewBox="0 0 1000 1000" draw:points="0,1000 0,0 1000,0 1000,1000">
            <text:p/>
          </draw:polygon>
          <draw:polygon draw:style-name="gr3" draw:text-style-name="P1" draw:layer="layout" svg:width="0.999cm" svg:height="0.999cm" svg:x="30cm" svg:y="8cm" svg:viewBox="0 0 1000 1000" draw:points="0,1000 0,0 1000,0 1000,1000">
            <text:p/>
          </draw:polygon>
          <draw:polygon draw:style-name="gr3" draw:text-style-name="P1" draw:layer="layout" svg:width="0.999cm" svg:height="0.999cm" svg:x="29cm" svg:y="7cm" svg:viewBox="0 0 1000 1000" draw:points="0,1000 0,0 1000,0 1000,1000">
            <text:p/>
          </draw:polygon>
          <draw:polygon draw:style-name="gr3" draw:text-style-name="P1" draw:layer="layout" svg:width="0.999cm" svg:height="0.999cm" svg:x="29cm" svg:y="9cm" svg:viewBox="0 0 1000 1000" draw:points="0,1000 0,0 1000,0 1000,1000">
            <text:p/>
          </draw:polygon>
          <draw:polygon draw:style-name="gr3" draw:text-style-name="P1" draw:layer="layout" svg:width="0.999cm" svg:height="0.999cm" svg:x="28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2cm" svg:y="8cm" svg:viewBox="0 0 1000 1000" draw:points="0,1000 0,0 1000,0 1000,1000">
            <text:p/>
          </draw:polygon>
          <draw:polygon draw:style-name="gr3" draw:text-style-name="P1" draw:layer="layout" svg:width="0.999cm" svg:height="0.999cm" svg:x="33cm" svg:y="8cm" svg:viewBox="0 0 1000 1000" draw:points="0,1000 0,0 1000,0 1000,1000">
            <text:p/>
          </draw:polygon>
          <draw:polygon draw:style-name="gr3" draw:text-style-name="P1" draw:layer="layout" svg:width="0.999cm" svg:height="0.999cm" svg:x="32cm" svg:y="7cm" svg:viewBox="0 0 1000 1000" draw:points="0,1000 0,0 1000,0 1000,1000">
            <text:p/>
          </draw:polygon>
          <draw:polygon draw:style-name="gr3" draw:text-style-name="P1" draw:layer="layout" svg:width="0.999cm" svg:height="0.999cm" svg:x="32cm" svg:y="9cm" svg:viewBox="0 0 1000 1000" draw:points="0,1000 0,0 1000,0 1000,1000">
            <text:p/>
          </draw:polygon>
          <draw:polygon draw:style-name="gr3" draw:text-style-name="P1" draw:layer="layout" svg:width="0.999cm" svg:height="0.999cm" svg:x="31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5cm" svg:y="8cm" svg:viewBox="0 0 1000 1000" draw:points="0,1000 0,0 1000,0 1000,1000">
            <text:p/>
          </draw:polygon>
          <draw:polygon draw:style-name="gr3" draw:text-style-name="P1" draw:layer="layout" svg:width="0.999cm" svg:height="0.999cm" svg:x="36cm" svg:y="8cm" svg:viewBox="0 0 1000 1000" draw:points="0,1000 0,0 1000,0 1000,1000">
            <text:p/>
          </draw:polygon>
          <draw:polygon draw:style-name="gr3" draw:text-style-name="P1" draw:layer="layout" svg:width="0.999cm" svg:height="0.999cm" svg:x="35cm" svg:y="7cm" svg:viewBox="0 0 1000 1000" draw:points="0,1000 0,0 1000,0 1000,1000">
            <text:p/>
          </draw:polygon>
          <draw:polygon draw:style-name="gr3" draw:text-style-name="P1" draw:layer="layout" svg:width="0.999cm" svg:height="0.999cm" svg:x="35cm" svg:y="9cm" svg:viewBox="0 0 1000 1000" draw:points="0,1000 0,0 1000,0 1000,1000">
            <text:p/>
          </draw:polygon>
          <draw:polygon draw:style-name="gr3" draw:text-style-name="P1" draw:layer="layout" svg:width="0.999cm" svg:height="0.999cm" svg:x="34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8cm" svg:y="8cm" svg:viewBox="0 0 1000 1000" draw:points="0,1000 0,0 1000,0 1000,1000">
            <text:p/>
          </draw:polygon>
          <draw:polygon draw:style-name="gr3" draw:text-style-name="P1" draw:layer="layout" svg:width="0.999cm" svg:height="0.999cm" svg:x="39cm" svg:y="8cm" svg:viewBox="0 0 1000 1000" draw:points="0,1000 0,0 1000,0 1000,1000">
            <text:p/>
          </draw:polygon>
          <draw:polygon draw:style-name="gr3" draw:text-style-name="P1" draw:layer="layout" svg:width="0.999cm" svg:height="0.999cm" svg:x="38cm" svg:y="7cm" svg:viewBox="0 0 1000 1000" draw:points="0,1000 0,0 1000,0 1000,1000">
            <text:p/>
          </draw:polygon>
          <draw:polygon draw:style-name="gr3" draw:text-style-name="P1" draw:layer="layout" svg:width="0.999cm" svg:height="0.999cm" svg:x="38cm" svg:y="9cm" svg:viewBox="0 0 1000 1000" draw:points="0,1000 0,0 1000,0 1000,1000">
            <text:p/>
          </draw:polygon>
          <draw:polygon draw:style-name="gr3" draw:text-style-name="P1" draw:layer="layout" svg:width="0.999cm" svg:height="0.999cm" svg:x="37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4cm" svg:y="10cm" svg:viewBox="0 0 1000 1000" draw:points="0,1000 0,0 1000,0 1000,1000">
            <text:p/>
          </draw:polygon>
          <draw:polygon draw:style-name="gr3" draw:text-style-name="P1" draw:layer="layout" svg:width="0.999cm" svg:height="0.999cm" svg:x="25cm" svg:y="10cm" svg:viewBox="0 0 1000 1000" draw:points="0,1000 0,0 1000,0 1000,1000">
            <text:p/>
          </draw:polygon>
          <draw:polygon draw:style-name="gr3" draw:text-style-name="P1" draw:layer="layout" svg:width="0.999cm" svg:height="0.999cm" svg:x="24cm" svg:y="9cm" svg:viewBox="0 0 1000 1000" draw:points="0,1000 0,0 1000,0 1000,1000">
            <text:p/>
          </draw:polygon>
          <draw:polygon draw:style-name="gr3" draw:text-style-name="P1" draw:layer="layout" svg:width="0.999cm" svg:height="0.999cm" svg:x="24cm" svg:y="11cm" svg:viewBox="0 0 1000 1000" draw:points="0,1000 0,0 1000,0 1000,1000">
            <text:p/>
          </draw:polygon>
          <draw:polygon draw:style-name="gr3" draw:text-style-name="P1" draw:layer="layout" svg:width="0.999cm" svg:height="0.999cm" svg:x="23cm" svg:y="10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7cm" svg:y="10cm" svg:viewBox="0 0 1000 1000" draw:points="0,1000 0,0 1000,0 1000,1000">
            <text:p/>
          </draw:polygon>
          <draw:polygon draw:style-name="gr3" draw:text-style-name="P1" draw:layer="layout" svg:width="0.999cm" svg:height="0.999cm" svg:x="28cm" svg:y="10cm" svg:viewBox="0 0 1000 1000" draw:points="0,1000 0,0 1000,0 1000,1000">
            <text:p/>
          </draw:polygon>
          <draw:polygon draw:style-name="gr3" draw:text-style-name="P1" draw:layer="layout" svg:width="0.999cm" svg:height="0.999cm" svg:x="27cm" svg:y="9cm" svg:viewBox="0 0 1000 1000" draw:points="0,1000 0,0 1000,0 1000,1000">
            <text:p/>
          </draw:polygon>
          <draw:polygon draw:style-name="gr3" draw:text-style-name="P1" draw:layer="layout" svg:width="0.999cm" svg:height="0.999cm" svg:x="27cm" svg:y="11cm" svg:viewBox="0 0 1000 1000" draw:points="0,1000 0,0 1000,0 1000,1000">
            <text:p/>
          </draw:polygon>
          <draw:polygon draw:style-name="gr3" draw:text-style-name="P1" draw:layer="layout" svg:width="0.999cm" svg:height="0.999cm" svg:x="26cm" svg:y="10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0cm" svg:y="10cm" svg:viewBox="0 0 1000 1000" draw:points="0,1000 0,0 1000,0 1000,1000">
            <text:p/>
          </draw:polygon>
          <draw:polygon draw:style-name="gr3" draw:text-style-name="P1" draw:layer="layout" svg:width="0.999cm" svg:height="0.999cm" svg:x="31cm" svg:y="10cm" svg:viewBox="0 0 1000 1000" draw:points="0,1000 0,0 1000,0 1000,1000">
            <text:p/>
          </draw:polygon>
          <draw:polygon draw:style-name="gr3" draw:text-style-name="P1" draw:layer="layout" svg:width="0.999cm" svg:height="0.999cm" svg:x="30cm" svg:y="9cm" svg:viewBox="0 0 1000 1000" draw:points="0,1000 0,0 1000,0 1000,1000">
            <text:p/>
          </draw:polygon>
          <draw:polygon draw:style-name="gr3" draw:text-style-name="P1" draw:layer="layout" svg:width="0.999cm" svg:height="0.999cm" svg:x="30cm" svg:y="11cm" svg:viewBox="0 0 1000 1000" draw:points="0,1000 0,0 1000,0 1000,1000">
            <text:p/>
          </draw:polygon>
          <draw:polygon draw:style-name="gr3" draw:text-style-name="P1" draw:layer="layout" svg:width="0.999cm" svg:height="0.999cm" svg:x="29cm" svg:y="10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3cm" svg:y="10cm" svg:viewBox="0 0 1000 1000" draw:points="0,1000 0,0 1000,0 1000,1000">
            <text:p/>
          </draw:polygon>
          <draw:polygon draw:style-name="gr3" draw:text-style-name="P1" draw:layer="layout" svg:width="0.999cm" svg:height="0.999cm" svg:x="34cm" svg:y="10cm" svg:viewBox="0 0 1000 1000" draw:points="0,1000 0,0 1000,0 1000,1000">
            <text:p/>
          </draw:polygon>
          <draw:polygon draw:style-name="gr3" draw:text-style-name="P1" draw:layer="layout" svg:width="0.999cm" svg:height="0.999cm" svg:x="33cm" svg:y="9cm" svg:viewBox="0 0 1000 1000" draw:points="0,1000 0,0 1000,0 1000,1000">
            <text:p/>
          </draw:polygon>
          <draw:polygon draw:style-name="gr3" draw:text-style-name="P1" draw:layer="layout" svg:width="0.999cm" svg:height="0.999cm" svg:x="33cm" svg:y="11cm" svg:viewBox="0 0 1000 1000" draw:points="0,1000 0,0 1000,0 1000,1000">
            <text:p/>
          </draw:polygon>
          <draw:polygon draw:style-name="gr3" draw:text-style-name="P1" draw:layer="layout" svg:width="0.999cm" svg:height="0.999cm" svg:x="32cm" svg:y="10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6cm" svg:y="10cm" svg:viewBox="0 0 1000 1000" draw:points="0,1000 0,0 1000,0 1000,1000">
            <text:p/>
          </draw:polygon>
          <draw:polygon draw:style-name="gr3" draw:text-style-name="P1" draw:layer="layout" svg:width="0.999cm" svg:height="0.999cm" svg:x="37cm" svg:y="10cm" svg:viewBox="0 0 1000 1000" draw:points="0,1000 0,0 1000,0 1000,1000">
            <text:p/>
          </draw:polygon>
          <draw:polygon draw:style-name="gr3" draw:text-style-name="P1" draw:layer="layout" svg:width="0.999cm" svg:height="0.999cm" svg:x="36cm" svg:y="9cm" svg:viewBox="0 0 1000 1000" draw:points="0,1000 0,0 1000,0 1000,1000">
            <text:p/>
          </draw:polygon>
          <draw:polygon draw:style-name="gr3" draw:text-style-name="P1" draw:layer="layout" svg:width="0.999cm" svg:height="0.999cm" svg:x="36cm" svg:y="11cm" svg:viewBox="0 0 1000 1000" draw:points="0,1000 0,0 1000,0 1000,1000">
            <text:p/>
          </draw:polygon>
          <draw:polygon draw:style-name="gr3" draw:text-style-name="P1" draw:layer="layout" svg:width="0.999cm" svg:height="0.999cm" svg:x="35cm" svg:y="10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5cm" svg:y="12cm" svg:viewBox="0 0 1000 1000" draw:points="0,1000 0,0 1000,0 1000,1000">
            <text:p/>
          </draw:polygon>
          <draw:polygon draw:style-name="gr3" draw:text-style-name="P1" draw:layer="layout" svg:width="0.999cm" svg:height="0.999cm" svg:x="26cm" svg:y="12cm" svg:viewBox="0 0 1000 1000" draw:points="0,1000 0,0 1000,0 1000,1000">
            <text:p/>
          </draw:polygon>
          <draw:polygon draw:style-name="gr3" draw:text-style-name="P1" draw:layer="layout" svg:width="0.999cm" svg:height="0.999cm" svg:x="25cm" svg:y="11cm" svg:viewBox="0 0 1000 1000" draw:points="0,1000 0,0 1000,0 1000,1000">
            <text:p/>
          </draw:polygon>
          <draw:polygon draw:style-name="gr3" draw:text-style-name="P1" draw:layer="layout" svg:width="0.999cm" svg:height="0.999cm" svg:x="25cm" svg:y="13cm" svg:viewBox="0 0 1000 1000" draw:points="0,1000 0,0 1000,0 1000,1000">
            <text:p/>
          </draw:polygon>
          <draw:polygon draw:style-name="gr3" draw:text-style-name="P1" draw:layer="layout" svg:width="0.999cm" svg:height="0.999cm" svg:x="24cm" svg:y="1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8cm" svg:y="12cm" svg:viewBox="0 0 1000 1000" draw:points="0,1000 0,0 1000,0 1000,1000">
            <text:p/>
          </draw:polygon>
          <draw:polygon draw:style-name="gr3" draw:text-style-name="P1" draw:layer="layout" svg:width="0.999cm" svg:height="0.999cm" svg:x="29cm" svg:y="12cm" svg:viewBox="0 0 1000 1000" draw:points="0,1000 0,0 1000,0 1000,1000">
            <text:p/>
          </draw:polygon>
          <draw:polygon draw:style-name="gr3" draw:text-style-name="P1" draw:layer="layout" svg:width="0.999cm" svg:height="0.999cm" svg:x="28cm" svg:y="11cm" svg:viewBox="0 0 1000 1000" draw:points="0,1000 0,0 1000,0 1000,1000">
            <text:p/>
          </draw:polygon>
          <draw:polygon draw:style-name="gr3" draw:text-style-name="P1" draw:layer="layout" svg:width="0.999cm" svg:height="0.999cm" svg:x="28cm" svg:y="13cm" svg:viewBox="0 0 1000 1000" draw:points="0,1000 0,0 1000,0 1000,1000">
            <text:p/>
          </draw:polygon>
          <draw:polygon draw:style-name="gr3" draw:text-style-name="P1" draw:layer="layout" svg:width="0.999cm" svg:height="0.999cm" svg:x="27cm" svg:y="1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1cm" svg:y="12cm" svg:viewBox="0 0 1000 1000" draw:points="0,1000 0,0 1000,0 1000,1000">
            <text:p/>
          </draw:polygon>
          <draw:polygon draw:style-name="gr3" draw:text-style-name="P1" draw:layer="layout" svg:width="0.999cm" svg:height="0.999cm" svg:x="32cm" svg:y="12cm" svg:viewBox="0 0 1000 1000" draw:points="0,1000 0,0 1000,0 1000,1000">
            <text:p/>
          </draw:polygon>
          <draw:polygon draw:style-name="gr3" draw:text-style-name="P1" draw:layer="layout" svg:width="0.999cm" svg:height="0.999cm" svg:x="31cm" svg:y="11cm" svg:viewBox="0 0 1000 1000" draw:points="0,1000 0,0 1000,0 1000,1000">
            <text:p/>
          </draw:polygon>
          <draw:polygon draw:style-name="gr3" draw:text-style-name="P1" draw:layer="layout" svg:width="0.999cm" svg:height="0.999cm" svg:x="31cm" svg:y="13cm" svg:viewBox="0 0 1000 1000" draw:points="0,1000 0,0 1000,0 1000,1000">
            <text:p/>
          </draw:polygon>
          <draw:polygon draw:style-name="gr3" draw:text-style-name="P1" draw:layer="layout" svg:width="0.999cm" svg:height="0.999cm" svg:x="30cm" svg:y="1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4cm" svg:y="12cm" svg:viewBox="0 0 1000 1000" draw:points="0,1000 0,0 1000,0 1000,1000">
            <text:p/>
          </draw:polygon>
          <draw:polygon draw:style-name="gr3" draw:text-style-name="P1" draw:layer="layout" svg:width="0.999cm" svg:height="0.999cm" svg:x="35cm" svg:y="12cm" svg:viewBox="0 0 1000 1000" draw:points="0,1000 0,0 1000,0 1000,1000">
            <text:p/>
          </draw:polygon>
          <draw:polygon draw:style-name="gr3" draw:text-style-name="P1" draw:layer="layout" svg:width="0.999cm" svg:height="0.999cm" svg:x="34cm" svg:y="11cm" svg:viewBox="0 0 1000 1000" draw:points="0,1000 0,0 1000,0 1000,1000">
            <text:p/>
          </draw:polygon>
          <draw:polygon draw:style-name="gr3" draw:text-style-name="P1" draw:layer="layout" svg:width="0.999cm" svg:height="0.999cm" svg:x="34cm" svg:y="13cm" svg:viewBox="0 0 1000 1000" draw:points="0,1000 0,0 1000,0 1000,1000">
            <text:p/>
          </draw:polygon>
          <draw:polygon draw:style-name="gr3" draw:text-style-name="P1" draw:layer="layout" svg:width="0.999cm" svg:height="0.999cm" svg:x="33cm" svg:y="1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7cm" svg:y="12cm" svg:viewBox="0 0 1000 1000" draw:points="0,1000 0,0 1000,0 1000,1000">
            <text:p/>
          </draw:polygon>
          <draw:polygon draw:style-name="gr3" draw:text-style-name="P1" draw:layer="layout" svg:width="0.999cm" svg:height="0.999cm" svg:x="38cm" svg:y="12cm" svg:viewBox="0 0 1000 1000" draw:points="0,1000 0,0 1000,0 1000,1000">
            <text:p/>
          </draw:polygon>
          <draw:polygon draw:style-name="gr3" draw:text-style-name="P1" draw:layer="layout" svg:width="0.999cm" svg:height="0.999cm" svg:x="37cm" svg:y="11cm" svg:viewBox="0 0 1000 1000" draw:points="0,1000 0,0 1000,0 1000,1000">
            <text:p/>
          </draw:polygon>
          <draw:polygon draw:style-name="gr3" draw:text-style-name="P1" draw:layer="layout" svg:width="0.999cm" svg:height="0.999cm" svg:x="37cm" svg:y="13cm" svg:viewBox="0 0 1000 1000" draw:points="0,1000 0,0 1000,0 1000,1000">
            <text:p/>
          </draw:polygon>
          <draw:polygon draw:style-name="gr3" draw:text-style-name="P1" draw:layer="layout" svg:width="0.999cm" svg:height="0.999cm" svg:x="36cm" svg:y="1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6cm" svg:y="14cm" svg:viewBox="0 0 1000 1000" draw:points="0,1000 0,0 1000,0 1000,1000">
            <text:p/>
          </draw:polygon>
          <draw:polygon draw:style-name="gr3" draw:text-style-name="P1" draw:layer="layout" svg:width="0.999cm" svg:height="0.999cm" svg:x="27cm" svg:y="14cm" svg:viewBox="0 0 1000 1000" draw:points="0,1000 0,0 1000,0 1000,1000">
            <text:p/>
          </draw:polygon>
          <draw:polygon draw:style-name="gr3" draw:text-style-name="P1" draw:layer="layout" svg:width="0.999cm" svg:height="0.999cm" svg:x="26cm" svg:y="13cm" svg:viewBox="0 0 1000 1000" draw:points="0,1000 0,0 1000,0 1000,1000">
            <text:p/>
          </draw:polygon>
          <draw:polygon draw:style-name="gr3" draw:text-style-name="P1" draw:layer="layout" svg:width="0.999cm" svg:height="0.999cm" svg:x="26cm" svg:y="15cm" svg:viewBox="0 0 1000 1000" draw:points="0,1000 0,0 1000,0 1000,1000">
            <text:p/>
          </draw:polygon>
          <draw:polygon draw:style-name="gr3" draw:text-style-name="P1" draw:layer="layout" svg:width="0.999cm" svg:height="0.999cm" svg:x="25cm" svg:y="1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9cm" svg:y="14cm" svg:viewBox="0 0 1000 1000" draw:points="0,1000 0,0 1000,0 1000,1000">
            <text:p/>
          </draw:polygon>
          <draw:polygon draw:style-name="gr3" draw:text-style-name="P1" draw:layer="layout" svg:width="0.999cm" svg:height="0.999cm" svg:x="30cm" svg:y="14cm" svg:viewBox="0 0 1000 1000" draw:points="0,1000 0,0 1000,0 1000,1000">
            <text:p/>
          </draw:polygon>
          <draw:polygon draw:style-name="gr3" draw:text-style-name="P1" draw:layer="layout" svg:width="0.999cm" svg:height="0.999cm" svg:x="29cm" svg:y="13cm" svg:viewBox="0 0 1000 1000" draw:points="0,1000 0,0 1000,0 1000,1000">
            <text:p/>
          </draw:polygon>
          <draw:polygon draw:style-name="gr3" draw:text-style-name="P1" draw:layer="layout" svg:width="0.999cm" svg:height="0.999cm" svg:x="29cm" svg:y="15cm" svg:viewBox="0 0 1000 1000" draw:points="0,1000 0,0 1000,0 1000,1000">
            <text:p/>
          </draw:polygon>
          <draw:polygon draw:style-name="gr3" draw:text-style-name="P1" draw:layer="layout" svg:width="0.999cm" svg:height="0.999cm" svg:x="28cm" svg:y="1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2cm" svg:y="14cm" svg:viewBox="0 0 1000 1000" draw:points="0,1000 0,0 1000,0 1000,1000">
            <text:p/>
          </draw:polygon>
          <draw:polygon draw:style-name="gr3" draw:text-style-name="P1" draw:layer="layout" svg:width="0.999cm" svg:height="0.999cm" svg:x="33cm" svg:y="14cm" svg:viewBox="0 0 1000 1000" draw:points="0,1000 0,0 1000,0 1000,1000">
            <text:p/>
          </draw:polygon>
          <draw:polygon draw:style-name="gr3" draw:text-style-name="P1" draw:layer="layout" svg:width="0.999cm" svg:height="0.999cm" svg:x="32cm" svg:y="13cm" svg:viewBox="0 0 1000 1000" draw:points="0,1000 0,0 1000,0 1000,1000">
            <text:p/>
          </draw:polygon>
          <draw:polygon draw:style-name="gr3" draw:text-style-name="P1" draw:layer="layout" svg:width="0.999cm" svg:height="0.999cm" svg:x="32cm" svg:y="15cm" svg:viewBox="0 0 1000 1000" draw:points="0,1000 0,0 1000,0 1000,1000">
            <text:p/>
          </draw:polygon>
          <draw:polygon draw:style-name="gr3" draw:text-style-name="P1" draw:layer="layout" svg:width="0.999cm" svg:height="0.999cm" svg:x="31cm" svg:y="1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5cm" svg:y="14cm" svg:viewBox="0 0 1000 1000" draw:points="0,1000 0,0 1000,0 1000,1000">
            <text:p/>
          </draw:polygon>
          <draw:polygon draw:style-name="gr3" draw:text-style-name="P1" draw:layer="layout" svg:width="0.999cm" svg:height="0.999cm" svg:x="36cm" svg:y="14cm" svg:viewBox="0 0 1000 1000" draw:points="0,1000 0,0 1000,0 1000,1000">
            <text:p/>
          </draw:polygon>
          <draw:polygon draw:style-name="gr3" draw:text-style-name="P1" draw:layer="layout" svg:width="0.999cm" svg:height="0.999cm" svg:x="35cm" svg:y="13cm" svg:viewBox="0 0 1000 1000" draw:points="0,1000 0,0 1000,0 1000,1000">
            <text:p/>
          </draw:polygon>
          <draw:polygon draw:style-name="gr3" draw:text-style-name="P1" draw:layer="layout" svg:width="0.999cm" svg:height="0.999cm" svg:x="35cm" svg:y="15cm" svg:viewBox="0 0 1000 1000" draw:points="0,1000 0,0 1000,0 1000,1000">
            <text:p/>
          </draw:polygon>
          <draw:polygon draw:style-name="gr3" draw:text-style-name="P1" draw:layer="layout" svg:width="0.999cm" svg:height="0.999cm" svg:x="34cm" svg:y="1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8cm" svg:y="14cm" svg:viewBox="0 0 1000 1000" draw:points="0,1000 0,0 1000,0 1000,1000">
            <text:p/>
          </draw:polygon>
          <draw:polygon draw:style-name="gr3" draw:text-style-name="P1" draw:layer="layout" svg:width="0.999cm" svg:height="0.999cm" svg:x="39cm" svg:y="14cm" svg:viewBox="0 0 1000 1000" draw:points="0,1000 0,0 1000,0 1000,1000">
            <text:p/>
          </draw:polygon>
          <draw:polygon draw:style-name="gr3" draw:text-style-name="P1" draw:layer="layout" svg:width="0.999cm" svg:height="0.999cm" svg:x="38cm" svg:y="13cm" svg:viewBox="0 0 1000 1000" draw:points="0,1000 0,0 1000,0 1000,1000">
            <text:p/>
          </draw:polygon>
          <draw:polygon draw:style-name="gr3" draw:text-style-name="P1" draw:layer="layout" svg:width="0.999cm" svg:height="0.999cm" svg:x="38cm" svg:y="15cm" svg:viewBox="0 0 1000 1000" draw:points="0,1000 0,0 1000,0 1000,1000">
            <text:p/>
          </draw:polygon>
          <draw:polygon draw:style-name="gr3" draw:text-style-name="P1" draw:layer="layout" svg:width="0.999cm" svg:height="0.999cm" svg:x="37cm" svg:y="14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4cm" svg:y="16cm" svg:viewBox="0 0 1000 1000" draw:points="0,1000 0,0 1000,0 1000,1000">
            <text:p/>
          </draw:polygon>
          <draw:polygon draw:style-name="gr3" draw:text-style-name="P1" draw:layer="layout" svg:width="0.999cm" svg:height="0.999cm" svg:x="25cm" svg:y="16cm" svg:viewBox="0 0 1000 1000" draw:points="0,1000 0,0 1000,0 1000,1000">
            <text:p/>
          </draw:polygon>
          <draw:polygon draw:style-name="gr3" draw:text-style-name="P1" draw:layer="layout" svg:width="0.999cm" svg:height="0.999cm" svg:x="24cm" svg:y="15cm" svg:viewBox="0 0 1000 1000" draw:points="0,1000 0,0 1000,0 1000,1000">
            <text:p/>
          </draw:polygon>
          <draw:polygon draw:style-name="gr3" draw:text-style-name="P1" draw:layer="layout" svg:width="0.999cm" svg:height="0.999cm" svg:x="24cm" svg:y="17cm" svg:viewBox="0 0 1000 1000" draw:points="0,1000 0,0 1000,0 1000,1000">
            <text:p/>
          </draw:polygon>
          <draw:polygon draw:style-name="gr3" draw:text-style-name="P1" draw:layer="layout" svg:width="0.999cm" svg:height="0.999cm" svg:x="23cm" svg:y="1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7cm" svg:y="16cm" svg:viewBox="0 0 1000 1000" draw:points="0,1000 0,0 1000,0 1000,1000">
            <text:p/>
          </draw:polygon>
          <draw:polygon draw:style-name="gr3" draw:text-style-name="P1" draw:layer="layout" svg:width="0.999cm" svg:height="0.999cm" svg:x="28cm" svg:y="16cm" svg:viewBox="0 0 1000 1000" draw:points="0,1000 0,0 1000,0 1000,1000">
            <text:p/>
          </draw:polygon>
          <draw:polygon draw:style-name="gr3" draw:text-style-name="P1" draw:layer="layout" svg:width="0.999cm" svg:height="0.999cm" svg:x="27cm" svg:y="15cm" svg:viewBox="0 0 1000 1000" draw:points="0,1000 0,0 1000,0 1000,1000">
            <text:p/>
          </draw:polygon>
          <draw:polygon draw:style-name="gr3" draw:text-style-name="P1" draw:layer="layout" svg:width="0.999cm" svg:height="0.999cm" svg:x="27cm" svg:y="17cm" svg:viewBox="0 0 1000 1000" draw:points="0,1000 0,0 1000,0 1000,1000">
            <text:p/>
          </draw:polygon>
          <draw:polygon draw:style-name="gr3" draw:text-style-name="P1" draw:layer="layout" svg:width="0.999cm" svg:height="0.999cm" svg:x="26cm" svg:y="1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0cm" svg:y="16cm" svg:viewBox="0 0 1000 1000" draw:points="0,1000 0,0 1000,0 1000,1000">
            <text:p/>
          </draw:polygon>
          <draw:polygon draw:style-name="gr3" draw:text-style-name="P1" draw:layer="layout" svg:width="0.999cm" svg:height="0.999cm" svg:x="31cm" svg:y="16cm" svg:viewBox="0 0 1000 1000" draw:points="0,1000 0,0 1000,0 1000,1000">
            <text:p/>
          </draw:polygon>
          <draw:polygon draw:style-name="gr3" draw:text-style-name="P1" draw:layer="layout" svg:width="0.999cm" svg:height="0.999cm" svg:x="30cm" svg:y="15cm" svg:viewBox="0 0 1000 1000" draw:points="0,1000 0,0 1000,0 1000,1000">
            <text:p/>
          </draw:polygon>
          <draw:polygon draw:style-name="gr3" draw:text-style-name="P1" draw:layer="layout" svg:width="0.999cm" svg:height="0.999cm" svg:x="30cm" svg:y="17cm" svg:viewBox="0 0 1000 1000" draw:points="0,1000 0,0 1000,0 1000,1000">
            <text:p/>
          </draw:polygon>
          <draw:polygon draw:style-name="gr3" draw:text-style-name="P1" draw:layer="layout" svg:width="0.999cm" svg:height="0.999cm" svg:x="29cm" svg:y="1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3cm" svg:y="16cm" svg:viewBox="0 0 1000 1000" draw:points="0,1000 0,0 1000,0 1000,1000">
            <text:p/>
          </draw:polygon>
          <draw:polygon draw:style-name="gr3" draw:text-style-name="P1" draw:layer="layout" svg:width="0.999cm" svg:height="0.999cm" svg:x="34cm" svg:y="16cm" svg:viewBox="0 0 1000 1000" draw:points="0,1000 0,0 1000,0 1000,1000">
            <text:p/>
          </draw:polygon>
          <draw:polygon draw:style-name="gr3" draw:text-style-name="P1" draw:layer="layout" svg:width="0.999cm" svg:height="0.999cm" svg:x="33cm" svg:y="15cm" svg:viewBox="0 0 1000 1000" draw:points="0,1000 0,0 1000,0 1000,1000">
            <text:p/>
          </draw:polygon>
          <draw:polygon draw:style-name="gr3" draw:text-style-name="P1" draw:layer="layout" svg:width="0.999cm" svg:height="0.999cm" svg:x="33cm" svg:y="17cm" svg:viewBox="0 0 1000 1000" draw:points="0,1000 0,0 1000,0 1000,1000">
            <text:p/>
          </draw:polygon>
          <draw:polygon draw:style-name="gr3" draw:text-style-name="P1" draw:layer="layout" svg:width="0.999cm" svg:height="0.999cm" svg:x="32cm" svg:y="1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36cm" svg:y="16cm" svg:viewBox="0 0 1000 1000" draw:points="0,1000 0,0 1000,0 1000,1000">
            <text:p/>
          </draw:polygon>
          <draw:polygon draw:style-name="gr3" draw:text-style-name="P1" draw:layer="layout" svg:width="0.999cm" svg:height="0.999cm" svg:x="37cm" svg:y="16cm" svg:viewBox="0 0 1000 1000" draw:points="0,1000 0,0 1000,0 1000,1000">
            <text:p/>
          </draw:polygon>
          <draw:polygon draw:style-name="gr3" draw:text-style-name="P1" draw:layer="layout" svg:width="0.999cm" svg:height="0.999cm" svg:x="36cm" svg:y="15cm" svg:viewBox="0 0 1000 1000" draw:points="0,1000 0,0 1000,0 1000,1000">
            <text:p/>
          </draw:polygon>
          <draw:polygon draw:style-name="gr3" draw:text-style-name="P1" draw:layer="layout" svg:width="0.999cm" svg:height="0.999cm" svg:x="36cm" svg:y="17cm" svg:viewBox="0 0 1000 1000" draw:points="0,1000 0,0 1000,0 1000,1000">
            <text:p/>
          </draw:polygon>
          <draw:polygon draw:style-name="gr3" draw:text-style-name="P1" draw:layer="layout" svg:width="0.999cm" svg:height="0.999cm" svg:x="35cm" svg:y="16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3cm" svg:y="8cm" svg:viewBox="0 0 1000 1000" draw:points="0,1000 0,0 1000,0 1000,1000">
            <text:p/>
          </draw:polygon>
          <draw:polygon draw:style-name="gr3" draw:text-style-name="P1" draw:layer="layout" svg:width="0.999cm" svg:height="0.999cm" svg:x="24cm" svg:y="8cm" svg:viewBox="0 0 1000 1000" draw:points="0,1000 0,0 1000,0 1000,1000">
            <text:p/>
          </draw:polygon>
          <draw:polygon draw:style-name="gr3" draw:text-style-name="P1" draw:layer="layout" svg:width="0.999cm" svg:height="0.999cm" svg:x="23cm" svg:y="7cm" svg:viewBox="0 0 1000 1000" draw:points="0,1000 0,0 1000,0 1000,1000">
            <text:p/>
          </draw:polygon>
          <draw:polygon draw:style-name="gr3" draw:text-style-name="P1" draw:layer="layout" svg:width="0.999cm" svg:height="0.999cm" svg:x="23cm" svg:y="9cm" svg:viewBox="0 0 1000 1000" draw:points="0,1000 0,0 1000,0 1000,1000">
            <text:p/>
          </draw:polygon>
          <draw:polygon draw:style-name="gr3" draw:text-style-name="P1" draw:layer="layout" svg:width="0.999cm" svg:height="0.999cm" svg:x="22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23cm" svg:y="14cm" svg:viewBox="0 0 1000 1000" draw:points="0,1000 0,0 1000,0 1000,1000">
            <text:p/>
          </draw:polygon>
          <draw:polygon draw:style-name="gr3" draw:text-style-name="P1" draw:layer="layout" svg:width="0.999cm" svg:height="0.999cm" svg:x="24cm" svg:y="14cm" svg:viewBox="0 0 1000 1000" draw:points="0,1000 0,0 1000,0 1000,1000">
            <text:p/>
          </draw:polygon>
          <draw:polygon draw:style-name="gr3" draw:text-style-name="P1" draw:layer="layout" svg:width="0.999cm" svg:height="0.999cm" svg:x="23cm" svg:y="13cm" svg:viewBox="0 0 1000 1000" draw:points="0,1000 0,0 1000,0 1000,1000">
            <text:p/>
          </draw:polygon>
          <draw:polygon draw:style-name="gr3" draw:text-style-name="P1" draw:layer="layout" svg:width="0.999cm" svg:height="0.999cm" svg:x="23cm" svg:y="15cm" svg:viewBox="0 0 1000 1000" draw:points="0,1000 0,0 1000,0 1000,1000">
            <text:p/>
          </draw:polygon>
          <draw:polygon draw:style-name="gr3" draw:text-style-name="P1" draw:layer="layout" svg:width="0.999cm" svg:height="0.999cm" svg:x="22cm" svg:y="14cm" svg:viewBox="0 0 1000 1000" draw:points="0,1000 0,0 1000,0 1000,1000">
            <text:p/>
          </draw:polygon>
        </draw:g>
        <draw:path draw:style-name="gr7" draw:text-style-name="P1" draw:layer="layout" svg:width="15.999cm" svg:height="15.999cm" svg:x="23cm" svg:y="2cm" svg:viewBox="0 0 16000 16000" svg:d="m0 0v16000zm0 0h16000zm-16000-16000h16000zm0 0v16000zm-1000-16000v16000zm-1000-16000v16000zm-1000-16000v16000zm-1000-16000v16000zm-1000-16000v16000zm-1000-16000v16000zm-1000-16000v16000zm-1000-16000v16000zm-1000-16000v16000zm-1000-16000v16000zm-1000-16000v16000zm-1000-16000v16000zm-1000-16000v16000zm-1000-16000v16000zm-1000-16000v16000zm-1000-15000h16000zm-16000 1000h16000zm-16000 1000h16000zm-16000 1000h16000zm-16000 1000h16000zm-16000 1000h16000zm-16000 1000h16000zm-16000-7000h16000zm-16000 1000h16000zm-16000 1000h16000zm-16000 1000h16000zm-16000 1000h16000zm-16000 1000h16000zm-16000 1000h16000zm-16000 1000h16000zm-16000 1000h16000zm-16000 1000h16000zm-16000 1000h16000zm-16000 1000h16000zm-16000 1000h16000zm-16000 1000h16000zm-16000 1000h16000zm-16000 1000h16000zm-16000-7000h16000zm-16000 1000h16000zm-16000 1000h16000zm-16000 1000h16000zm-16000 1000h16000zm-16000 1000h16000zm-16000 1000h16000zm-16000 1000h16000z">
          <text:p/>
        </draw:path>
        <draw:frame draw:style-name="gr8" draw:layer="layout" svg:width="11.618cm" svg:height="0.962cm" svg:x="-17.118cm" svg:y="4cm">
          <draw:text-box>
            <text:p>1 pass: 18+25=43 of 16x16 = 256 </text:p>
          </draw:text-box>
        </draw:frame>
        <draw:g>
          <draw:polygon draw:style-name="gr5" draw:text-style-name="P1" draw:layer="layout" svg:width="0.999cm" svg:height="0.999cm" svg:x="-17.5cm" svg:y="9cm" svg:viewBox="0 0 1000 1000" draw:points="0,1000 0,0 1000,0 1000,1000">
            <text:p/>
          </draw:polygon>
          <draw:polygon draw:style-name="gr6" draw:text-style-name="P1" draw:layer="layout" svg:width="0.999cm" svg:height="0.999cm" svg:x="-16.5cm" svg:y="9cm" svg:viewBox="0 0 1000 1000" draw:points="0,1000 0,0 1000,0 1000,1000">
            <text:p/>
          </draw:polygon>
          <draw:polygon draw:style-name="gr6" draw:text-style-name="P1" draw:layer="layout" svg:width="0.999cm" svg:height="0.999cm" svg:x="-17.5cm" svg:y="8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8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4.5cm" svg:y="9cm" svg:viewBox="0 0 1000 1000" draw:points="0,1000 0,0 1000,0 1000,1000">
            <text:p/>
          </draw:polygon>
          <draw:polygon draw:style-name="gr6" draw:text-style-name="P1" draw:layer="layout" svg:width="0.999cm" svg:height="0.999cm" svg:x="-13.5cm" svg:y="9cm" svg:viewBox="0 0 1000 1000" draw:points="0,1000 0,0 1000,0 1000,1000">
            <text:p/>
          </draw:polygon>
          <draw:polygon draw:style-name="gr6" draw:text-style-name="P1" draw:layer="layout" svg:width="0.999cm" svg:height="0.999cm" svg:x="-14.5cm" svg:y="8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5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1.5cm" svg:y="9cm" svg:viewBox="0 0 1000 1000" draw:points="0,1000 0,0 1000,0 1000,1000">
            <text:p/>
          </draw:polygon>
          <draw:polygon draw:style-name="gr6" draw:text-style-name="P1" draw:layer="layout" svg:width="0.999cm" svg:height="0.999cm" svg:x="-10.5cm" svg:y="9cm" svg:viewBox="0 0 1000 1000" draw:points="0,1000 0,0 1000,0 1000,1000">
            <text:p/>
          </draw:polygon>
          <draw:polygon draw:style-name="gr6" draw:text-style-name="P1" draw:layer="layout" svg:width="0.999cm" svg:height="0.999cm" svg:x="-11.5cm" svg:y="8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2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8.5cm" svg:y="9cm" svg:viewBox="0 0 1000 1000" draw:points="0,1000 0,0 1000,0 1000,1000">
            <text:p/>
          </draw:polygon>
          <draw:polygon draw:style-name="gr6" draw:text-style-name="P1" draw:layer="layout" svg:width="0.999cm" svg:height="0.999cm" svg:x="-7.5cm" svg:y="9cm" svg:viewBox="0 0 1000 1000" draw:points="0,1000 0,0 1000,0 1000,1000">
            <text:p/>
          </draw:polygon>
          <draw:polygon draw:style-name="gr6" draw:text-style-name="P1" draw:layer="layout" svg:width="0.999cm" svg:height="0.999cm" svg:x="-8.5cm" svg:y="8cm" svg:viewBox="0 0 1000 1000" draw:points="0,1000 0,0 1000,0 1000,1000">
            <text:p/>
          </draw:polygon>
          <draw:polygon draw:style-name="gr6" draw:text-style-name="P1" draw:layer="layout" svg:width="0.999cm" svg:height="0.999cm" svg:x="-8.5cm" svg:y="10cm" svg:viewBox="0 0 1000 1000" draw:points="0,1000 0,0 1000,0 1000,1000">
            <text:p/>
          </draw:polygon>
          <draw:polygon draw:style-name="gr6" draw:text-style-name="P1" draw:layer="layout" svg:width="0.999cm" svg:height="0.999cm" svg:x="-9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5.5cm" svg:y="9cm" svg:viewBox="0 0 1000 1000" draw:points="0,1000 0,0 1000,0 1000,1000">
            <text:p/>
          </draw:polygon>
          <draw:polygon draw:style-name="gr6" draw:text-style-name="P1" draw:layer="layout" svg:width="0.999cm" svg:height="0.999cm" svg:x="-4.5cm" svg:y="9cm" svg:viewBox="0 0 1000 1000" draw:points="0,1000 0,0 1000,0 1000,1000">
            <text:p/>
          </draw:polygon>
          <draw:polygon draw:style-name="gr6" draw:text-style-name="P1" draw:layer="layout" svg:width="0.999cm" svg:height="0.999cm" svg:x="-5.5cm" svg:y="8cm" svg:viewBox="0 0 1000 1000" draw:points="0,1000 0,0 1000,0 1000,1000">
            <text:p/>
          </draw:polygon>
          <draw:polygon draw:style-name="gr6" draw:text-style-name="P1" draw:layer="layout" svg:width="0.999cm" svg:height="0.999cm" svg:x="-5.5cm" svg:y="10cm" svg:viewBox="0 0 1000 1000" draw:points="0,1000 0,0 1000,0 1000,1000">
            <text:p/>
          </draw:polygon>
          <draw:polygon draw:style-name="gr6" draw:text-style-name="P1" draw:layer="layout" svg:width="0.999cm" svg:height="0.999cm" svg:x="-6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2.5cm" svg:y="9cm" svg:viewBox="0 0 1000 1000" draw:points="0,1000 0,0 1000,0 1000,1000">
            <text:p/>
          </draw:polygon>
          <draw:polygon draw:style-name="gr6" draw:text-style-name="P1" draw:layer="layout" svg:width="0.999cm" svg:height="0.999cm" svg:x="-1.5cm" svg:y="9cm" svg:viewBox="0 0 1000 1000" draw:points="0,1000 0,0 1000,0 1000,1000">
            <text:p/>
          </draw:polygon>
          <draw:polygon draw:style-name="gr6" draw:text-style-name="P1" draw:layer="layout" svg:width="0.999cm" svg:height="0.999cm" svg:x="-2.5cm" svg:y="8cm" svg:viewBox="0 0 1000 1000" draw:points="0,1000 0,0 1000,0 1000,1000">
            <text:p/>
          </draw:polygon>
          <draw:polygon draw:style-name="gr6" draw:text-style-name="P1" draw:layer="layout" svg:width="0.999cm" svg:height="0.999cm" svg:x="-2.5cm" svg:y="10cm" svg:viewBox="0 0 1000 1000" draw:points="0,1000 0,0 1000,0 1000,1000">
            <text:p/>
          </draw:polygon>
          <draw:polygon draw:style-name="gr6" draw:text-style-name="P1" draw:layer="layout" svg:width="0.999cm" svg:height="0.999cm" svg:x="-3.5cm" svg:y="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6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3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0.5cm" svg:y="11cm" svg:viewBox="0 0 1000 1000" draw:points="0,1000 0,0 1000,0 1000,1000">
            <text:p/>
          </draw:polygon>
          <draw:polygon draw:style-name="gr6" draw:text-style-name="P1" draw:layer="layout" svg:width="0.999cm" svg:height="0.999cm" svg:x="-9.5cm" svg:y="11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0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7.5cm" svg:y="11cm" svg:viewBox="0 0 1000 1000" draw:points="0,1000 0,0 1000,0 1000,1000">
            <text:p/>
          </draw:polygon>
          <draw:polygon draw:style-name="gr6" draw:text-style-name="P1" draw:layer="layout" svg:width="0.999cm" svg:height="0.999cm" svg:x="-6.5cm" svg:y="11cm" svg:viewBox="0 0 1000 1000" draw:points="0,1000 0,0 1000,0 1000,1000">
            <text:p/>
          </draw:polygon>
          <draw:polygon draw:style-name="gr6" draw:text-style-name="P1" draw:layer="layout" svg:width="0.999cm" svg:height="0.999cm" svg:x="-7.5cm" svg:y="10cm" svg:viewBox="0 0 1000 1000" draw:points="0,1000 0,0 1000,0 1000,1000">
            <text:p/>
          </draw:polygon>
          <draw:polygon draw:style-name="gr6" draw:text-style-name="P1" draw:layer="layout" svg:width="0.999cm" svg:height="0.999cm" svg:x="-7.5cm" svg:y="12cm" svg:viewBox="0 0 1000 1000" draw:points="0,1000 0,0 1000,0 1000,1000">
            <text:p/>
          </draw:polygon>
          <draw:polygon draw:style-name="gr6" draw:text-style-name="P1" draw:layer="layout" svg:width="0.999cm" svg:height="0.999cm" svg:x="-8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4.5cm" svg:y="11cm" svg:viewBox="0 0 1000 1000" draw:points="0,1000 0,0 1000,0 1000,1000">
            <text:p/>
          </draw:polygon>
          <draw:polygon draw:style-name="gr6" draw:text-style-name="P1" draw:layer="layout" svg:width="0.999cm" svg:height="0.999cm" svg:x="-3.5cm" svg:y="11cm" svg:viewBox="0 0 1000 1000" draw:points="0,1000 0,0 1000,0 1000,1000">
            <text:p/>
          </draw:polygon>
          <draw:polygon draw:style-name="gr6" draw:text-style-name="P1" draw:layer="layout" svg:width="0.999cm" svg:height="0.999cm" svg:x="-4.5cm" svg:y="10cm" svg:viewBox="0 0 1000 1000" draw:points="0,1000 0,0 1000,0 1000,1000">
            <text:p/>
          </draw:polygon>
          <draw:polygon draw:style-name="gr6" draw:text-style-name="P1" draw:layer="layout" svg:width="0.999cm" svg:height="0.999cm" svg:x="-4.5cm" svg:y="12cm" svg:viewBox="0 0 1000 1000" draw:points="0,1000 0,0 1000,0 1000,1000">
            <text:p/>
          </draw:polygon>
          <draw:polygon draw:style-name="gr6" draw:text-style-name="P1" draw:layer="layout" svg:width="0.999cm" svg:height="0.999cm" svg:x="-5.5cm" svg:y="1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5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2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3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2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9.5cm" svg:y="13cm" svg:viewBox="0 0 1000 1000" draw:points="0,1000 0,0 1000,0 1000,1000">
            <text:p/>
          </draw:polygon>
          <draw:polygon draw:style-name="gr6" draw:text-style-name="P1" draw:layer="layout" svg:width="0.999cm" svg:height="0.999cm" svg:x="-8.5cm" svg:y="13cm" svg:viewBox="0 0 1000 1000" draw:points="0,1000 0,0 1000,0 1000,1000">
            <text:p/>
          </draw:polygon>
          <draw:polygon draw:style-name="gr6" draw:text-style-name="P1" draw:layer="layout" svg:width="0.999cm" svg:height="0.999cm" svg:x="-9.5cm" svg:y="12cm" svg:viewBox="0 0 1000 1000" draw:points="0,1000 0,0 1000,0 1000,1000">
            <text:p/>
          </draw:polygon>
          <draw:polygon draw:style-name="gr6" draw:text-style-name="P1" draw:layer="layout" svg:width="0.999cm" svg:height="0.999cm" svg:x="-9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6.5cm" svg:y="13cm" svg:viewBox="0 0 1000 1000" draw:points="0,1000 0,0 1000,0 1000,1000">
            <text:p/>
          </draw:polygon>
          <draw:polygon draw:style-name="gr6" draw:text-style-name="P1" draw:layer="layout" svg:width="0.999cm" svg:height="0.999cm" svg:x="-5.5cm" svg:y="13cm" svg:viewBox="0 0 1000 1000" draw:points="0,1000 0,0 1000,0 1000,1000">
            <text:p/>
          </draw:polygon>
          <draw:polygon draw:style-name="gr6" draw:text-style-name="P1" draw:layer="layout" svg:width="0.999cm" svg:height="0.999cm" svg:x="-6.5cm" svg:y="12cm" svg:viewBox="0 0 1000 1000" draw:points="0,1000 0,0 1000,0 1000,1000">
            <text:p/>
          </draw:polygon>
          <draw:polygon draw:style-name="gr6" draw:text-style-name="P1" draw:layer="layout" svg:width="0.999cm" svg:height="0.999cm" svg:x="-6.5cm" svg:y="14cm" svg:viewBox="0 0 1000 1000" draw:points="0,1000 0,0 1000,0 1000,1000">
            <text:p/>
          </draw:polygon>
          <draw:polygon draw:style-name="gr6" draw:text-style-name="P1" draw:layer="layout" svg:width="0.999cm" svg:height="0.999cm" svg:x="-7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3.5cm" svg:y="13cm" svg:viewBox="0 0 1000 1000" draw:points="0,1000 0,0 1000,0 1000,1000">
            <text:p/>
          </draw:polygon>
          <draw:polygon draw:style-name="gr6" draw:text-style-name="P1" draw:layer="layout" svg:width="0.999cm" svg:height="0.999cm" svg:x="-2.5cm" svg:y="13cm" svg:viewBox="0 0 1000 1000" draw:points="0,1000 0,0 1000,0 1000,1000">
            <text:p/>
          </draw:polygon>
          <draw:polygon draw:style-name="gr6" draw:text-style-name="P1" draw:layer="layout" svg:width="0.999cm" svg:height="0.999cm" svg:x="-3.5cm" svg:y="12cm" svg:viewBox="0 0 1000 1000" draw:points="0,1000 0,0 1000,0 1000,1000">
            <text:p/>
          </draw:polygon>
          <draw:polygon draw:style-name="gr6" draw:text-style-name="P1" draw:layer="layout" svg:width="0.999cm" svg:height="0.999cm" svg:x="-3.5cm" svg:y="14cm" svg:viewBox="0 0 1000 1000" draw:points="0,1000 0,0 1000,0 1000,1000">
            <text:p/>
          </draw:polygon>
          <draw:polygon draw:style-name="gr6" draw:text-style-name="P1" draw:layer="layout" svg:width="0.999cm" svg:height="0.999cm" svg:x="-4.5cm" svg:y="1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4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1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8.5cm" svg:y="15cm" svg:viewBox="0 0 1000 1000" draw:points="0,1000 0,0 1000,0 1000,1000">
            <text:p/>
          </draw:polygon>
          <draw:polygon draw:style-name="gr6" draw:text-style-name="P1" draw:layer="layout" svg:width="0.999cm" svg:height="0.999cm" svg:x="-7.5cm" svg:y="15cm" svg:viewBox="0 0 1000 1000" draw:points="0,1000 0,0 1000,0 1000,1000">
            <text:p/>
          </draw:polygon>
          <draw:polygon draw:style-name="gr6" draw:text-style-name="P1" draw:layer="layout" svg:width="0.999cm" svg:height="0.999cm" svg:x="-8.5cm" svg:y="14cm" svg:viewBox="0 0 1000 1000" draw:points="0,1000 0,0 1000,0 1000,1000">
            <text:p/>
          </draw:polygon>
          <draw:polygon draw:style-name="gr6" draw:text-style-name="P1" draw:layer="layout" svg:width="0.999cm" svg:height="0.999cm" svg:x="-8.5cm" svg:y="16cm" svg:viewBox="0 0 1000 1000" draw:points="0,1000 0,0 1000,0 1000,1000">
            <text:p/>
          </draw:polygon>
          <draw:polygon draw:style-name="gr6" draw:text-style-name="P1" draw:layer="layout" svg:width="0.999cm" svg:height="0.999cm" svg:x="-9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5.5cm" svg:y="15cm" svg:viewBox="0 0 1000 1000" draw:points="0,1000 0,0 1000,0 1000,1000">
            <text:p/>
          </draw:polygon>
          <draw:polygon draw:style-name="gr6" draw:text-style-name="P1" draw:layer="layout" svg:width="0.999cm" svg:height="0.999cm" svg:x="-4.5cm" svg:y="15cm" svg:viewBox="0 0 1000 1000" draw:points="0,1000 0,0 1000,0 1000,1000">
            <text:p/>
          </draw:polygon>
          <draw:polygon draw:style-name="gr6" draw:text-style-name="P1" draw:layer="layout" svg:width="0.999cm" svg:height="0.999cm" svg:x="-5.5cm" svg:y="14cm" svg:viewBox="0 0 1000 1000" draw:points="0,1000 0,0 1000,0 1000,1000">
            <text:p/>
          </draw:polygon>
          <draw:polygon draw:style-name="gr6" draw:text-style-name="P1" draw:layer="layout" svg:width="0.999cm" svg:height="0.999cm" svg:x="-5.5cm" svg:y="16cm" svg:viewBox="0 0 1000 1000" draw:points="0,1000 0,0 1000,0 1000,1000">
            <text:p/>
          </draw:polygon>
          <draw:polygon draw:style-name="gr6" draw:text-style-name="P1" draw:layer="layout" svg:width="0.999cm" svg:height="0.999cm" svg:x="-6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2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.5cm" svg:y="15cm" svg:viewBox="0 0 1000 1000" draw:points="0,1000 0,0 1000,0 1000,1000">
            <text:p/>
          </draw:polygon>
          <draw:polygon draw:style-name="gr6" draw:text-style-name="P1" draw:layer="layout" svg:width="0.999cm" svg:height="0.999cm" svg:x="-2.5cm" svg:y="14cm" svg:viewBox="0 0 1000 1000" draw:points="0,1000 0,0 1000,0 1000,1000">
            <text:p/>
          </draw:polygon>
          <draw:polygon draw:style-name="gr6" draw:text-style-name="P1" draw:layer="layout" svg:width="0.999cm" svg:height="0.999cm" svg:x="-2.5cm" svg:y="16cm" svg:viewBox="0 0 1000 1000" draw:points="0,1000 0,0 1000,0 1000,1000">
            <text:p/>
          </draw:polygon>
          <draw:polygon draw:style-name="gr6" draw:text-style-name="P1" draw:layer="layout" svg:width="0.999cm" svg:height="0.999cm" svg:x="-3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6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3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0.5cm" svg:y="17cm" svg:viewBox="0 0 1000 1000" draw:points="0,1000 0,0 1000,0 1000,1000">
            <text:p/>
          </draw:polygon>
          <draw:polygon draw:style-name="gr6" draw:text-style-name="P1" draw:layer="layout" svg:width="0.999cm" svg:height="0.999cm" svg:x="-9.5cm" svg:y="17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7.5cm" svg:y="17cm" svg:viewBox="0 0 1000 1000" draw:points="0,1000 0,0 1000,0 1000,1000">
            <text:p/>
          </draw:polygon>
          <draw:polygon draw:style-name="gr6" draw:text-style-name="P1" draw:layer="layout" svg:width="0.999cm" svg:height="0.999cm" svg:x="-6.5cm" svg:y="17cm" svg:viewBox="0 0 1000 1000" draw:points="0,1000 0,0 1000,0 1000,1000">
            <text:p/>
          </draw:polygon>
          <draw:polygon draw:style-name="gr6" draw:text-style-name="P1" draw:layer="layout" svg:width="0.999cm" svg:height="0.999cm" svg:x="-7.5cm" svg:y="16cm" svg:viewBox="0 0 1000 1000" draw:points="0,1000 0,0 1000,0 1000,1000">
            <text:p/>
          </draw:polygon>
          <draw:polygon draw:style-name="gr6" draw:text-style-name="P1" draw:layer="layout" svg:width="0.999cm" svg:height="0.999cm" svg:x="-7.5cm" svg:y="18cm" svg:viewBox="0 0 1000 1000" draw:points="0,1000 0,0 1000,0 1000,1000">
            <text:p/>
          </draw:polygon>
          <draw:polygon draw:style-name="gr6" draw:text-style-name="P1" draw:layer="layout" svg:width="0.999cm" svg:height="0.999cm" svg:x="-8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4.5cm" svg:y="17cm" svg:viewBox="0 0 1000 1000" draw:points="0,1000 0,0 1000,0 1000,1000">
            <text:p/>
          </draw:polygon>
          <draw:polygon draw:style-name="gr6" draw:text-style-name="P1" draw:layer="layout" svg:width="0.999cm" svg:height="0.999cm" svg:x="-3.5cm" svg:y="17cm" svg:viewBox="0 0 1000 1000" draw:points="0,1000 0,0 1000,0 1000,1000">
            <text:p/>
          </draw:polygon>
          <draw:polygon draw:style-name="gr6" draw:text-style-name="P1" draw:layer="layout" svg:width="0.999cm" svg:height="0.999cm" svg:x="-4.5cm" svg:y="16cm" svg:viewBox="0 0 1000 1000" draw:points="0,1000 0,0 1000,0 1000,1000">
            <text:p/>
          </draw:polygon>
          <draw:polygon draw:style-name="gr6" draw:text-style-name="P1" draw:layer="layout" svg:width="0.999cm" svg:height="0.999cm" svg:x="-4.5cm" svg:y="18cm" svg:viewBox="0 0 1000 1000" draw:points="0,1000 0,0 1000,0 1000,1000">
            <text:p/>
          </draw:polygon>
          <draw:polygon draw:style-name="gr6" draw:text-style-name="P1" draw:layer="layout" svg:width="0.999cm" svg:height="0.999cm" svg:x="-5.5cm" svg:y="17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5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4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5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5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2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1.5cm" svg:y="19cm" svg:viewBox="0 0 1000 1000" draw:points="0,1000 0,0 1000,0 1000,1000">
            <text:p/>
          </draw:polygon>
          <draw:polygon draw:style-name="gr6" draw:text-style-name="P1" draw:layer="layout" svg:width="0.999cm" svg:height="0.999cm" svg:x="-12.5cm" svg:y="18cm" svg:viewBox="0 0 1000 1000" draw:points="0,1000 0,0 1000,0 1000,1000">
            <text:p/>
          </draw:polygon>
          <draw:polygon draw:style-name="gr6" draw:text-style-name="P1" draw:layer="layout" svg:width="0.999cm" svg:height="0.999cm" svg:x="-12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3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9.5cm" svg:y="19cm" svg:viewBox="0 0 1000 1000" draw:points="0,1000 0,0 1000,0 1000,1000">
            <text:p/>
          </draw:polygon>
          <draw:polygon draw:style-name="gr6" draw:text-style-name="P1" draw:layer="layout" svg:width="0.999cm" svg:height="0.999cm" svg:x="-8.5cm" svg:y="19cm" svg:viewBox="0 0 1000 1000" draw:points="0,1000 0,0 1000,0 1000,1000">
            <text:p/>
          </draw:polygon>
          <draw:polygon draw:style-name="gr6" draw:text-style-name="P1" draw:layer="layout" svg:width="0.999cm" svg:height="0.999cm" svg:x="-9.5cm" svg:y="18cm" svg:viewBox="0 0 1000 1000" draw:points="0,1000 0,0 1000,0 1000,1000">
            <text:p/>
          </draw:polygon>
          <draw:polygon draw:style-name="gr6" draw:text-style-name="P1" draw:layer="layout" svg:width="0.999cm" svg:height="0.999cm" svg:x="-9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0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6.5cm" svg:y="19cm" svg:viewBox="0 0 1000 1000" draw:points="0,1000 0,0 1000,0 1000,1000">
            <text:p/>
          </draw:polygon>
          <draw:polygon draw:style-name="gr6" draw:text-style-name="P1" draw:layer="layout" svg:width="0.999cm" svg:height="0.999cm" svg:x="-5.5cm" svg:y="19cm" svg:viewBox="0 0 1000 1000" draw:points="0,1000 0,0 1000,0 1000,1000">
            <text:p/>
          </draw:polygon>
          <draw:polygon draw:style-name="gr6" draw:text-style-name="P1" draw:layer="layout" svg:width="0.999cm" svg:height="0.999cm" svg:x="-6.5cm" svg:y="18cm" svg:viewBox="0 0 1000 1000" draw:points="0,1000 0,0 1000,0 1000,1000">
            <text:p/>
          </draw:polygon>
          <draw:polygon draw:style-name="gr6" draw:text-style-name="P1" draw:layer="layout" svg:width="0.999cm" svg:height="0.999cm" svg:x="-6.5cm" svg:y="20cm" svg:viewBox="0 0 1000 1000" draw:points="0,1000 0,0 1000,0 1000,1000">
            <text:p/>
          </draw:polygon>
          <draw:polygon draw:style-name="gr6" draw:text-style-name="P1" draw:layer="layout" svg:width="0.999cm" svg:height="0.999cm" svg:x="-7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3.5cm" svg:y="19cm" svg:viewBox="0 0 1000 1000" draw:points="0,1000 0,0 1000,0 1000,1000">
            <text:p/>
          </draw:polygon>
          <draw:polygon draw:style-name="gr6" draw:text-style-name="P1" draw:layer="layout" svg:width="0.999cm" svg:height="0.999cm" svg:x="-2.5cm" svg:y="19cm" svg:viewBox="0 0 1000 1000" draw:points="0,1000 0,0 1000,0 1000,1000">
            <text:p/>
          </draw:polygon>
          <draw:polygon draw:style-name="gr6" draw:text-style-name="P1" draw:layer="layout" svg:width="0.999cm" svg:height="0.999cm" svg:x="-3.5cm" svg:y="18cm" svg:viewBox="0 0 1000 1000" draw:points="0,1000 0,0 1000,0 1000,1000">
            <text:p/>
          </draw:polygon>
          <draw:polygon draw:style-name="gr6" draw:text-style-name="P1" draw:layer="layout" svg:width="0.999cm" svg:height="0.999cm" svg:x="-3.5cm" svg:y="20cm" svg:viewBox="0 0 1000 1000" draw:points="0,1000 0,0 1000,0 1000,1000">
            <text:p/>
          </draw:polygon>
          <draw:polygon draw:style-name="gr6" draw:text-style-name="P1" draw:layer="layout" svg:width="0.999cm" svg:height="0.999cm" svg:x="-4.5cm" svg:y="19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4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3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4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4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5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1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0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1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1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2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8.5cm" svg:y="21cm" svg:viewBox="0 0 1000 1000" draw:points="0,1000 0,0 1000,0 1000,1000">
            <text:p/>
          </draw:polygon>
          <draw:polygon draw:style-name="gr6" draw:text-style-name="P1" draw:layer="layout" svg:width="0.999cm" svg:height="0.999cm" svg:x="-7.5cm" svg:y="21cm" svg:viewBox="0 0 1000 1000" draw:points="0,1000 0,0 1000,0 1000,1000">
            <text:p/>
          </draw:polygon>
          <draw:polygon draw:style-name="gr6" draw:text-style-name="P1" draw:layer="layout" svg:width="0.999cm" svg:height="0.999cm" svg:x="-8.5cm" svg:y="20cm" svg:viewBox="0 0 1000 1000" draw:points="0,1000 0,0 1000,0 1000,1000">
            <text:p/>
          </draw:polygon>
          <draw:polygon draw:style-name="gr6" draw:text-style-name="P1" draw:layer="layout" svg:width="0.999cm" svg:height="0.999cm" svg:x="-8.5cm" svg:y="22cm" svg:viewBox="0 0 1000 1000" draw:points="0,1000 0,0 1000,0 1000,1000">
            <text:p/>
          </draw:polygon>
          <draw:polygon draw:style-name="gr6" draw:text-style-name="P1" draw:layer="layout" svg:width="0.999cm" svg:height="0.999cm" svg:x="-9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5.5cm" svg:y="21cm" svg:viewBox="0 0 1000 1000" draw:points="0,1000 0,0 1000,0 1000,1000">
            <text:p/>
          </draw:polygon>
          <draw:polygon draw:style-name="gr6" draw:text-style-name="P1" draw:layer="layout" svg:width="0.999cm" svg:height="0.999cm" svg:x="-4.5cm" svg:y="21cm" svg:viewBox="0 0 1000 1000" draw:points="0,1000 0,0 1000,0 1000,1000">
            <text:p/>
          </draw:polygon>
          <draw:polygon draw:style-name="gr6" draw:text-style-name="P1" draw:layer="layout" svg:width="0.999cm" svg:height="0.999cm" svg:x="-5.5cm" svg:y="20cm" svg:viewBox="0 0 1000 1000" draw:points="0,1000 0,0 1000,0 1000,1000">
            <text:p/>
          </draw:polygon>
          <draw:polygon draw:style-name="gr6" draw:text-style-name="P1" draw:layer="layout" svg:width="0.999cm" svg:height="0.999cm" svg:x="-5.5cm" svg:y="22cm" svg:viewBox="0 0 1000 1000" draw:points="0,1000 0,0 1000,0 1000,1000">
            <text:p/>
          </draw:polygon>
          <draw:polygon draw:style-name="gr6" draw:text-style-name="P1" draw:layer="layout" svg:width="0.999cm" svg:height="0.999cm" svg:x="-6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2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.5cm" svg:y="21cm" svg:viewBox="0 0 1000 1000" draw:points="0,1000 0,0 1000,0 1000,1000">
            <text:p/>
          </draw:polygon>
          <draw:polygon draw:style-name="gr6" draw:text-style-name="P1" draw:layer="layout" svg:width="0.999cm" svg:height="0.999cm" svg:x="-2.5cm" svg:y="20cm" svg:viewBox="0 0 1000 1000" draw:points="0,1000 0,0 1000,0 1000,1000">
            <text:p/>
          </draw:polygon>
          <draw:polygon draw:style-name="gr6" draw:text-style-name="P1" draw:layer="layout" svg:width="0.999cm" svg:height="0.999cm" svg:x="-2.5cm" svg:y="22cm" svg:viewBox="0 0 1000 1000" draw:points="0,1000 0,0 1000,0 1000,1000">
            <text:p/>
          </draw:polygon>
          <draw:polygon draw:style-name="gr6" draw:text-style-name="P1" draw:layer="layout" svg:width="0.999cm" svg:height="0.999cm" svg:x="-3.5cm" svg:y="21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6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5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6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6.5cm" svg:y="24cm" svg:viewBox="0 0 1000 1000" draw:points="0,1000 0,0 1000,0 1000,1000">
            <text:p/>
          </draw:polygon>
          <draw:polygon draw:style-name="gr6" draw:text-style-name="P1" draw:layer="layout" svg:width="0.999cm" svg:height="0.999cm" svg:x="-17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3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2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3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3.5cm" svg:y="24cm" svg:viewBox="0 0 1000 1000" draw:points="0,1000 0,0 1000,0 1000,1000">
            <text:p/>
          </draw:polygon>
          <draw:polygon draw:style-name="gr6" draw:text-style-name="P1" draw:layer="layout" svg:width="0.999cm" svg:height="0.999cm" svg:x="-14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0.5cm" svg:y="23cm" svg:viewBox="0 0 1000 1000" draw:points="0,1000 0,0 1000,0 1000,1000">
            <text:p/>
          </draw:polygon>
          <draw:polygon draw:style-name="gr6" draw:text-style-name="P1" draw:layer="layout" svg:width="0.999cm" svg:height="0.999cm" svg:x="-9.5cm" svg:y="23cm" svg:viewBox="0 0 1000 1000" draw:points="0,1000 0,0 1000,0 1000,1000">
            <text:p/>
          </draw:polygon>
          <draw:polygon draw:style-name="gr6" draw:text-style-name="P1" draw:layer="layout" svg:width="0.999cm" svg:height="0.999cm" svg:x="-10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0.5cm" svg:y="24cm" svg:viewBox="0 0 1000 1000" draw:points="0,1000 0,0 1000,0 1000,1000">
            <text:p/>
          </draw:polygon>
          <draw:polygon draw:style-name="gr6" draw:text-style-name="P1" draw:layer="layout" svg:width="0.999cm" svg:height="0.999cm" svg:x="-11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7.5cm" svg:y="23cm" svg:viewBox="0 0 1000 1000" draw:points="0,1000 0,0 1000,0 1000,1000">
            <text:p/>
          </draw:polygon>
          <draw:polygon draw:style-name="gr6" draw:text-style-name="P1" draw:layer="layout" svg:width="0.999cm" svg:height="0.999cm" svg:x="-6.5cm" svg:y="23cm" svg:viewBox="0 0 1000 1000" draw:points="0,1000 0,0 1000,0 1000,1000">
            <text:p/>
          </draw:polygon>
          <draw:polygon draw:style-name="gr6" draw:text-style-name="P1" draw:layer="layout" svg:width="0.999cm" svg:height="0.999cm" svg:x="-7.5cm" svg:y="22cm" svg:viewBox="0 0 1000 1000" draw:points="0,1000 0,0 1000,0 1000,1000">
            <text:p/>
          </draw:polygon>
          <draw:polygon draw:style-name="gr6" draw:text-style-name="P1" draw:layer="layout" svg:width="0.999cm" svg:height="0.999cm" svg:x="-7.5cm" svg:y="24cm" svg:viewBox="0 0 1000 1000" draw:points="0,1000 0,0 1000,0 1000,1000">
            <text:p/>
          </draw:polygon>
          <draw:polygon draw:style-name="gr6" draw:text-style-name="P1" draw:layer="layout" svg:width="0.999cm" svg:height="0.999cm" svg:x="-8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4.5cm" svg:y="23cm" svg:viewBox="0 0 1000 1000" draw:points="0,1000 0,0 1000,0 1000,1000">
            <text:p/>
          </draw:polygon>
          <draw:polygon draw:style-name="gr6" draw:text-style-name="P1" draw:layer="layout" svg:width="0.999cm" svg:height="0.999cm" svg:x="-3.5cm" svg:y="23cm" svg:viewBox="0 0 1000 1000" draw:points="0,1000 0,0 1000,0 1000,1000">
            <text:p/>
          </draw:polygon>
          <draw:polygon draw:style-name="gr6" draw:text-style-name="P1" draw:layer="layout" svg:width="0.999cm" svg:height="0.999cm" svg:x="-4.5cm" svg:y="22cm" svg:viewBox="0 0 1000 1000" draw:points="0,1000 0,0 1000,0 1000,1000">
            <text:p/>
          </draw:polygon>
          <draw:polygon draw:style-name="gr6" draw:text-style-name="P1" draw:layer="layout" svg:width="0.999cm" svg:height="0.999cm" svg:x="-4.5cm" svg:y="24cm" svg:viewBox="0 0 1000 1000" draw:points="0,1000 0,0 1000,0 1000,1000">
            <text:p/>
          </draw:polygon>
          <draw:polygon draw:style-name="gr6" draw:text-style-name="P1" draw:layer="layout" svg:width="0.999cm" svg:height="0.999cm" svg:x="-5.5cm" svg:y="23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7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6.5cm" svg:y="15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4cm" svg:viewBox="0 0 1000 1000" draw:points="0,1000 0,0 1000,0 1000,1000">
            <text:p/>
          </draw:polygon>
          <draw:polygon draw:style-name="gr6" draw:text-style-name="P1" draw:layer="layout" svg:width="0.999cm" svg:height="0.999cm" svg:x="-17.5cm" svg:y="16cm" svg:viewBox="0 0 1000 1000" draw:points="0,1000 0,0 1000,0 1000,1000">
            <text:p/>
          </draw:polygon>
          <draw:polygon draw:style-name="gr6" draw:text-style-name="P1" draw:layer="layout" svg:width="0.999cm" svg:height="0.999cm" svg:x="-18.5cm" svg:y="15cm" svg:viewBox="0 0 1000 1000" draw:points="0,1000 0,0 1000,0 1000,1000">
            <text:p/>
          </draw:polygon>
        </draw:g>
        <draw:g>
          <draw:polygon draw:style-name="gr5" draw:text-style-name="P1" draw:layer="layout" svg:width="0.999cm" svg:height="0.999cm" svg:x="-17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6.5cm" svg:y="21cm" svg:viewBox="0 0 1000 1000" draw:points="0,1000 0,0 1000,0 1000,1000">
            <text:p/>
          </draw:polygon>
          <draw:polygon draw:style-name="gr6" draw:text-style-name="P1" draw:layer="layout" svg:width="0.999cm" svg:height="0.999cm" svg:x="-17.5cm" svg:y="20cm" svg:viewBox="0 0 1000 1000" draw:points="0,1000 0,0 1000,0 1000,1000">
            <text:p/>
          </draw:polygon>
          <draw:polygon draw:style-name="gr6" draw:text-style-name="P1" draw:layer="layout" svg:width="0.999cm" svg:height="0.999cm" svg:x="-17.5cm" svg:y="22cm" svg:viewBox="0 0 1000 1000" draw:points="0,1000 0,0 1000,0 1000,1000">
            <text:p/>
          </draw:polygon>
          <draw:polygon draw:style-name="gr6" draw:text-style-name="P1" draw:layer="layout" svg:width="0.999cm" svg:height="0.999cm" svg:x="-18.5cm" svg:y="21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-6.5cm" svg:y="1.5cm" svg:viewBox="0 0 1000 1000" draw:points="0,1000 0,0 1000,0 1000,1000">
            <text:p/>
          </draw:polygon>
          <draw:polygon draw:style-name="gr9" draw:text-style-name="P1" draw:layer="layout" svg:width="0.999cm" svg:height="0.999cm" svg:x="-5.5cm" svg:y="1.5cm" svg:viewBox="0 0 1000 1000" draw:points="0,1000 0,0 1000,0 1000,1000">
            <text:p/>
          </draw:polygon>
          <draw:polygon draw:style-name="gr9" draw:text-style-name="P1" draw:layer="layout" svg:width="0.999cm" svg:height="0.999cm" svg:x="-6.5cm" svg:y="0.5cm" svg:viewBox="0 0 1000 1000" draw:points="0,1000 0,0 1000,0 1000,1000">
            <text:p/>
          </draw:polygon>
          <draw:polygon draw:style-name="gr9" draw:text-style-name="P1" draw:layer="layout" svg:width="0.999cm" svg:height="0.999cm" svg:x="-6.5cm" svg:y="2.5cm" svg:viewBox="0 0 1000 1000" draw:points="0,1000 0,0 1000,0 1000,1000">
            <text:p/>
          </draw:polygon>
          <draw:polygon draw:style-name="gr9" draw:text-style-name="P1" draw:layer="layout" svg:width="0.999cm" svg:height="0.999cm" svg:x="-7.5cm" svg:y="1.5cm" svg:viewBox="0 0 1000 1000" draw:points="0,1000 0,0 1000,0 1000,1000">
            <text:p/>
          </draw:polygon>
        </draw:g>
        <draw:g>
          <draw:g>
            <draw:polygon draw:style-name="gr2" draw:text-style-name="P1" draw:layer="layout" svg:width="0.999cm" svg:height="0.999cm" svg:x="23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19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22cm" svg:y="2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6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19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9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19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2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19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5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19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8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9cm" svg:y="20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19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4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2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7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2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0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2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3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2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6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2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1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2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5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8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1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4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7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24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3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3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22cm" svg:y="26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6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6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9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6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2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6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5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6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4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28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7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28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0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28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3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28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6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8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28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5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3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8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3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1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3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4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3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7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30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9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30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6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3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9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3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2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3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5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3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8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9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3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4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25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35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3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7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28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27cm" svg:y="35cm" svg:viewBox="0 0 1000 1000" draw:points="0,1000 0,0 1000,0 1000,1000">
              <text:p/>
            </draw:polygon>
            <draw:polygon draw:style-name="gr9" draw:text-style-name="P1" draw:layer="layout" svg:width="0.999cm" svg:height="0.999cm" svg:x="26cm" svg:y="3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0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31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30cm" svg:y="35cm" svg:viewBox="0 0 1000 1000" draw:points="0,1000 0,0 1000,0 1000,1000">
              <text:p/>
            </draw:polygon>
            <draw:polygon draw:style-name="gr9" draw:text-style-name="P1" draw:layer="layout" svg:width="0.999cm" svg:height="0.999cm" svg:x="29cm" svg:y="3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3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34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33cm" svg:y="35cm" svg:viewBox="0 0 1000 1000" draw:points="0,1000 0,0 1000,0 1000,1000">
              <text:p/>
            </draw:polygon>
            <draw:polygon draw:style-name="gr9" draw:text-style-name="P1" draw:layer="layout" svg:width="0.999cm" svg:height="0.999cm" svg:x="32cm" svg:y="3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6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34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36cm" svg:y="35cm" svg:viewBox="0 0 1000 1000" draw:points="0,1000 0,0 1000,0 1000,1000">
              <text:p/>
            </draw:polygon>
            <draw:polygon draw:style-name="gr9" draw:text-style-name="P1" draw:layer="layout" svg:width="0.999cm" svg:height="0.999cm" svg:x="35cm" svg:y="34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23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24cm" svg:y="32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31cm" svg:viewBox="0 0 1000 1000" draw:points="0,1000 0,0 1000,0 1000,1000">
              <text:p/>
            </draw:polygon>
            <draw:polygon draw:style-name="gr9" draw:text-style-name="P1" draw:layer="layout" svg:width="0.999cm" svg:height="0.999cm" svg:x="23cm" svg:y="33cm" svg:viewBox="0 0 1000 1000" draw:points="0,1000 0,0 1000,0 1000,1000">
              <text:p/>
            </draw:polygon>
            <draw:polygon draw:style-name="gr9" draw:text-style-name="P1" draw:layer="layout" svg:width="0.999cm" svg:height="0.999cm" svg:x="22cm" svg:y="32cm" svg:viewBox="0 0 1000 1000" draw:points="0,1000 0,0 1000,0 1000,1000">
              <text:p/>
            </draw:polygon>
          </draw:g>
          <draw:g>
            <draw:polygon draw:style-name="gr2" draw:text-style-name="P1" draw:layer="layout" svg:width="0.999cm" svg:height="0.999cm" svg:x="38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9cm" svg:y="26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25cm" svg:viewBox="0 0 1000 1000" draw:points="0,1000 0,0 1000,0 1000,1000">
              <text:p/>
            </draw:polygon>
            <draw:polygon draw:style-name="gr9" draw:text-style-name="P1" draw:layer="layout" svg:width="0.999cm" svg:height="0.999cm" svg:x="38cm" svg:y="27cm" svg:viewBox="0 0 1000 1000" draw:points="0,1000 0,0 1000,0 1000,1000">
              <text:p/>
            </draw:polygon>
            <draw:polygon draw:style-name="gr9" draw:text-style-name="P1" draw:layer="layout" svg:width="0.999cm" svg:height="0.999cm" svg:x="37cm" svg:y="26cm" svg:viewBox="0 0 1000 1000" draw:points="0,1000 0,0 1000,0 1000,1000">
              <text:p/>
            </draw:polygon>
          </draw:g>
        </draw:g>
        <draw:path draw:style-name="gr7" draw:text-style-name="P1" draw:layer="layout" svg:width="15.999cm" svg:height="15.999cm" svg:x="1.5cm" svg:y="20.5cm" svg:viewBox="0 0 16000 16000" svg:d="m0 0v16000zm0 0h16000zm-16000-16000h16000zm0 0v16000zm-1000-16000v16000zm-1000-16000v16000zm-1000-16000v16000zm-1000-16000v16000zm-1000-16000v16000zm-1000-16000v16000zm-1000-16000v16000zm-1000-16000v16000zm-1000-16000v16000zm-1000-16000v16000zm-1000-16000v16000zm-1000-16000v16000zm-1000-16000v16000zm-1000-16000v16000zm-1000-16000v16000zm-1000-15000h16000zm-16000 1000h16000zm-16000 1000h16000zm-16000 1000h16000zm-16000 1000h16000zm-16000 1000h16000zm-16000 1000h16000zm-16000-7000h16000zm-16000 1000h16000zm-16000 1000h16000zm-16000 1000h16000zm-16000 1000h16000zm-16000 1000h16000zm-16000 1000h16000zm-16000 1000h16000zm-16000 1000h16000zm-16000 1000h16000zm-16000 1000h16000zm-16000 1000h16000zm-16000 1000h16000zm-16000 1000h16000zm-16000 1000h16000zm-16000 1000h16000zm-16000-7000h16000zm-16000 1000h16000zm-16000 1000h16000zm-16000 1000h16000zm-16000 1000h16000zm-16000 1000h16000zm-16000 1000h16000zm-16000 1000h16000z">
          <text:p/>
        </draw:path>
        <draw:g>
          <draw:polygon draw:style-name="gr2" draw:text-style-name="P1" draw:layer="layout" svg:width="0.999cm" svg:height="0.999cm" svg:x="1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2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.5cm" svg:y="19.5cm" svg:viewBox="0 0 1000 1000" draw:points="0,1000 0,0 1000,0 1000,1000">
            <text:p/>
          </draw:polygon>
          <draw:polygon draw:style-name="gr9" draw:text-style-name="P1" draw:layer="layout" svg:width="0.999cm" svg:height="0.999cm" svg:x="1.5cm" svg:y="21.5cm" svg:viewBox="0 0 1000 1000" draw:points="0,1000 0,0 1000,0 1000,1000">
            <text:p/>
          </draw:polygon>
          <draw:polygon draw:style-name="gr9" draw:text-style-name="P1" draw:layer="layout" svg:width="0.999cm" svg:height="0.999cm" svg:x="0.5cm" svg:y="20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4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5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4.5cm" svg:y="19.5cm" svg:viewBox="0 0 1000 1000" draw:points="0,1000 0,0 1000,0 1000,1000">
            <text:p/>
          </draw:polygon>
          <draw:polygon draw:style-name="gr9" draw:text-style-name="P1" draw:layer="layout" svg:width="0.999cm" svg:height="0.999cm" svg:x="4.5cm" svg:y="21.5cm" svg:viewBox="0 0 1000 1000" draw:points="0,1000 0,0 1000,0 1000,1000">
            <text:p/>
          </draw:polygon>
          <draw:polygon draw:style-name="gr9" draw:text-style-name="P1" draw:layer="layout" svg:width="0.999cm" svg:height="0.999cm" svg:x="3.5cm" svg:y="20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7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8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7.5cm" svg:y="19.5cm" svg:viewBox="0 0 1000 1000" draw:points="0,1000 0,0 1000,0 1000,1000">
            <text:p/>
          </draw:polygon>
          <draw:polygon draw:style-name="gr9" draw:text-style-name="P1" draw:layer="layout" svg:width="0.999cm" svg:height="0.999cm" svg:x="7.5cm" svg:y="21.5cm" svg:viewBox="0 0 1000 1000" draw:points="0,1000 0,0 1000,0 1000,1000">
            <text:p/>
          </draw:polygon>
          <draw:polygon draw:style-name="gr9" draw:text-style-name="P1" draw:layer="layout" svg:width="0.999cm" svg:height="0.999cm" svg:x="6.5cm" svg:y="20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0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1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19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21.5cm" svg:viewBox="0 0 1000 1000" draw:points="0,1000 0,0 1000,0 1000,1000">
            <text:p/>
          </draw:polygon>
          <draw:polygon draw:style-name="gr9" draw:text-style-name="P1" draw:layer="layout" svg:width="0.999cm" svg:height="0.999cm" svg:x="9.5cm" svg:y="20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3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4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19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21.5cm" svg:viewBox="0 0 1000 1000" draw:points="0,1000 0,0 1000,0 1000,1000">
            <text:p/>
          </draw:polygon>
          <draw:polygon draw:style-name="gr9" draw:text-style-name="P1" draw:layer="layout" svg:width="0.999cm" svg:height="0.999cm" svg:x="12.5cm" svg:y="20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6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7.5cm" svg:y="20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19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21.5cm" svg:viewBox="0 0 1000 1000" draw:points="0,1000 0,0 1000,0 1000,1000">
            <text:p/>
          </draw:polygon>
          <draw:polygon draw:style-name="gr9" draw:text-style-name="P1" draw:layer="layout" svg:width="0.999cm" svg:height="0.999cm" svg:x="15.5cm" svg:y="20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2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.5cm" svg:y="22.5cm" svg:viewBox="0 0 1000 1000" draw:points="0,1000 0,0 1000,0 1000,1000">
            <text:p/>
          </draw:polygon>
          <draw:polygon draw:style-name="gr9" draw:text-style-name="P1" draw:layer="layout" svg:width="0.999cm" svg:height="0.999cm" svg:x="1.5cm" svg:y="24.5cm" svg:viewBox="0 0 1000 1000" draw:points="0,1000 0,0 1000,0 1000,1000">
            <text:p/>
          </draw:polygon>
          <draw:polygon draw:style-name="gr9" draw:text-style-name="P1" draw:layer="layout" svg:width="0.999cm" svg:height="0.999cm" svg:x="0.5cm" svg:y="23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4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5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4.5cm" svg:y="22.5cm" svg:viewBox="0 0 1000 1000" draw:points="0,1000 0,0 1000,0 1000,1000">
            <text:p/>
          </draw:polygon>
          <draw:polygon draw:style-name="gr9" draw:text-style-name="P1" draw:layer="layout" svg:width="0.999cm" svg:height="0.999cm" svg:x="4.5cm" svg:y="24.5cm" svg:viewBox="0 0 1000 1000" draw:points="0,1000 0,0 1000,0 1000,1000">
            <text:p/>
          </draw:polygon>
          <draw:polygon draw:style-name="gr9" draw:text-style-name="P1" draw:layer="layout" svg:width="0.999cm" svg:height="0.999cm" svg:x="3.5cm" svg:y="23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7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8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7.5cm" svg:y="22.5cm" svg:viewBox="0 0 1000 1000" draw:points="0,1000 0,0 1000,0 1000,1000">
            <text:p/>
          </draw:polygon>
          <draw:polygon draw:style-name="gr9" draw:text-style-name="P1" draw:layer="layout" svg:width="0.999cm" svg:height="0.999cm" svg:x="7.5cm" svg:y="24.5cm" svg:viewBox="0 0 1000 1000" draw:points="0,1000 0,0 1000,0 1000,1000">
            <text:p/>
          </draw:polygon>
          <draw:polygon draw:style-name="gr9" draw:text-style-name="P1" draw:layer="layout" svg:width="0.999cm" svg:height="0.999cm" svg:x="6.5cm" svg:y="23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0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1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22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24.5cm" svg:viewBox="0 0 1000 1000" draw:points="0,1000 0,0 1000,0 1000,1000">
            <text:p/>
          </draw:polygon>
          <draw:polygon draw:style-name="gr9" draw:text-style-name="P1" draw:layer="layout" svg:width="0.999cm" svg:height="0.999cm" svg:x="9.5cm" svg:y="23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3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4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22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24.5cm" svg:viewBox="0 0 1000 1000" draw:points="0,1000 0,0 1000,0 1000,1000">
            <text:p/>
          </draw:polygon>
          <draw:polygon draw:style-name="gr9" draw:text-style-name="P1" draw:layer="layout" svg:width="0.999cm" svg:height="0.999cm" svg:x="12.5cm" svg:y="23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6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7.5cm" svg:y="23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22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24.5cm" svg:viewBox="0 0 1000 1000" draw:points="0,1000 0,0 1000,0 1000,1000">
            <text:p/>
          </draw:polygon>
          <draw:polygon draw:style-name="gr9" draw:text-style-name="P1" draw:layer="layout" svg:width="0.999cm" svg:height="0.999cm" svg:x="15.5cm" svg:y="23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2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.5cm" svg:y="25.5cm" svg:viewBox="0 0 1000 1000" draw:points="0,1000 0,0 1000,0 1000,1000">
            <text:p/>
          </draw:polygon>
          <draw:polygon draw:style-name="gr9" draw:text-style-name="P1" draw:layer="layout" svg:width="0.999cm" svg:height="0.999cm" svg:x="1.5cm" svg:y="27.5cm" svg:viewBox="0 0 1000 1000" draw:points="0,1000 0,0 1000,0 1000,1000">
            <text:p/>
          </draw:polygon>
          <draw:polygon draw:style-name="gr9" draw:text-style-name="P1" draw:layer="layout" svg:width="0.999cm" svg:height="0.999cm" svg:x="0.5cm" svg:y="26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4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5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4.5cm" svg:y="25.5cm" svg:viewBox="0 0 1000 1000" draw:points="0,1000 0,0 1000,0 1000,1000">
            <text:p/>
          </draw:polygon>
          <draw:polygon draw:style-name="gr9" draw:text-style-name="P1" draw:layer="layout" svg:width="0.999cm" svg:height="0.999cm" svg:x="4.5cm" svg:y="27.5cm" svg:viewBox="0 0 1000 1000" draw:points="0,1000 0,0 1000,0 1000,1000">
            <text:p/>
          </draw:polygon>
          <draw:polygon draw:style-name="gr9" draw:text-style-name="P1" draw:layer="layout" svg:width="0.999cm" svg:height="0.999cm" svg:x="3.5cm" svg:y="26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7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8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7.5cm" svg:y="25.5cm" svg:viewBox="0 0 1000 1000" draw:points="0,1000 0,0 1000,0 1000,1000">
            <text:p/>
          </draw:polygon>
          <draw:polygon draw:style-name="gr9" draw:text-style-name="P1" draw:layer="layout" svg:width="0.999cm" svg:height="0.999cm" svg:x="7.5cm" svg:y="27.5cm" svg:viewBox="0 0 1000 1000" draw:points="0,1000 0,0 1000,0 1000,1000">
            <text:p/>
          </draw:polygon>
          <draw:polygon draw:style-name="gr9" draw:text-style-name="P1" draw:layer="layout" svg:width="0.999cm" svg:height="0.999cm" svg:x="6.5cm" svg:y="26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0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1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25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27.5cm" svg:viewBox="0 0 1000 1000" draw:points="0,1000 0,0 1000,0 1000,1000">
            <text:p/>
          </draw:polygon>
          <draw:polygon draw:style-name="gr9" draw:text-style-name="P1" draw:layer="layout" svg:width="0.999cm" svg:height="0.999cm" svg:x="9.5cm" svg:y="26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3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4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25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27.5cm" svg:viewBox="0 0 1000 1000" draw:points="0,1000 0,0 1000,0 1000,1000">
            <text:p/>
          </draw:polygon>
          <draw:polygon draw:style-name="gr9" draw:text-style-name="P1" draw:layer="layout" svg:width="0.999cm" svg:height="0.999cm" svg:x="12.5cm" svg:y="26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6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7.5cm" svg:y="26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25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27.5cm" svg:viewBox="0 0 1000 1000" draw:points="0,1000 0,0 1000,0 1000,1000">
            <text:p/>
          </draw:polygon>
          <draw:polygon draw:style-name="gr9" draw:text-style-name="P1" draw:layer="layout" svg:width="0.999cm" svg:height="0.999cm" svg:x="15.5cm" svg:y="26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2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.5cm" svg:y="28.5cm" svg:viewBox="0 0 1000 1000" draw:points="0,1000 0,0 1000,0 1000,1000">
            <text:p/>
          </draw:polygon>
          <draw:polygon draw:style-name="gr9" draw:text-style-name="P1" draw:layer="layout" svg:width="0.999cm" svg:height="0.999cm" svg:x="1.5cm" svg:y="30.5cm" svg:viewBox="0 0 1000 1000" draw:points="0,1000 0,0 1000,0 1000,1000">
            <text:p/>
          </draw:polygon>
          <draw:polygon draw:style-name="gr9" draw:text-style-name="P1" draw:layer="layout" svg:width="0.999cm" svg:height="0.999cm" svg:x="0.5cm" svg:y="29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4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5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4.5cm" svg:y="28.5cm" svg:viewBox="0 0 1000 1000" draw:points="0,1000 0,0 1000,0 1000,1000">
            <text:p/>
          </draw:polygon>
          <draw:polygon draw:style-name="gr9" draw:text-style-name="P1" draw:layer="layout" svg:width="0.999cm" svg:height="0.999cm" svg:x="4.5cm" svg:y="30.5cm" svg:viewBox="0 0 1000 1000" draw:points="0,1000 0,0 1000,0 1000,1000">
            <text:p/>
          </draw:polygon>
          <draw:polygon draw:style-name="gr9" draw:text-style-name="P1" draw:layer="layout" svg:width="0.999cm" svg:height="0.999cm" svg:x="3.5cm" svg:y="29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7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8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7.5cm" svg:y="28.5cm" svg:viewBox="0 0 1000 1000" draw:points="0,1000 0,0 1000,0 1000,1000">
            <text:p/>
          </draw:polygon>
          <draw:polygon draw:style-name="gr9" draw:text-style-name="P1" draw:layer="layout" svg:width="0.999cm" svg:height="0.999cm" svg:x="7.5cm" svg:y="30.5cm" svg:viewBox="0 0 1000 1000" draw:points="0,1000 0,0 1000,0 1000,1000">
            <text:p/>
          </draw:polygon>
          <draw:polygon draw:style-name="gr9" draw:text-style-name="P1" draw:layer="layout" svg:width="0.999cm" svg:height="0.999cm" svg:x="6.5cm" svg:y="29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0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1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28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30.5cm" svg:viewBox="0 0 1000 1000" draw:points="0,1000 0,0 1000,0 1000,1000">
            <text:p/>
          </draw:polygon>
          <draw:polygon draw:style-name="gr9" draw:text-style-name="P1" draw:layer="layout" svg:width="0.999cm" svg:height="0.999cm" svg:x="9.5cm" svg:y="29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3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4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28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30.5cm" svg:viewBox="0 0 1000 1000" draw:points="0,1000 0,0 1000,0 1000,1000">
            <text:p/>
          </draw:polygon>
          <draw:polygon draw:style-name="gr9" draw:text-style-name="P1" draw:layer="layout" svg:width="0.999cm" svg:height="0.999cm" svg:x="12.5cm" svg:y="29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6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7.5cm" svg:y="29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28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30.5cm" svg:viewBox="0 0 1000 1000" draw:points="0,1000 0,0 1000,0 1000,1000">
            <text:p/>
          </draw:polygon>
          <draw:polygon draw:style-name="gr9" draw:text-style-name="P1" draw:layer="layout" svg:width="0.999cm" svg:height="0.999cm" svg:x="15.5cm" svg:y="29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2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.5cm" svg:y="31.5cm" svg:viewBox="0 0 1000 1000" draw:points="0,1000 0,0 1000,0 1000,1000">
            <text:p/>
          </draw:polygon>
          <draw:polygon draw:style-name="gr9" draw:text-style-name="P1" draw:layer="layout" svg:width="0.999cm" svg:height="0.999cm" svg:x="1.5cm" svg:y="33.5cm" svg:viewBox="0 0 1000 1000" draw:points="0,1000 0,0 1000,0 1000,1000">
            <text:p/>
          </draw:polygon>
          <draw:polygon draw:style-name="gr9" draw:text-style-name="P1" draw:layer="layout" svg:width="0.999cm" svg:height="0.999cm" svg:x="0.5cm" svg:y="32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4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5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4.5cm" svg:y="31.5cm" svg:viewBox="0 0 1000 1000" draw:points="0,1000 0,0 1000,0 1000,1000">
            <text:p/>
          </draw:polygon>
          <draw:polygon draw:style-name="gr9" draw:text-style-name="P1" draw:layer="layout" svg:width="0.999cm" svg:height="0.999cm" svg:x="4.5cm" svg:y="33.5cm" svg:viewBox="0 0 1000 1000" draw:points="0,1000 0,0 1000,0 1000,1000">
            <text:p/>
          </draw:polygon>
          <draw:polygon draw:style-name="gr9" draw:text-style-name="P1" draw:layer="layout" svg:width="0.999cm" svg:height="0.999cm" svg:x="3.5cm" svg:y="32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7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8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7.5cm" svg:y="31.5cm" svg:viewBox="0 0 1000 1000" draw:points="0,1000 0,0 1000,0 1000,1000">
            <text:p/>
          </draw:polygon>
          <draw:polygon draw:style-name="gr9" draw:text-style-name="P1" draw:layer="layout" svg:width="0.999cm" svg:height="0.999cm" svg:x="7.5cm" svg:y="33.5cm" svg:viewBox="0 0 1000 1000" draw:points="0,1000 0,0 1000,0 1000,1000">
            <text:p/>
          </draw:polygon>
          <draw:polygon draw:style-name="gr9" draw:text-style-name="P1" draw:layer="layout" svg:width="0.999cm" svg:height="0.999cm" svg:x="6.5cm" svg:y="32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0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1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31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33.5cm" svg:viewBox="0 0 1000 1000" draw:points="0,1000 0,0 1000,0 1000,1000">
            <text:p/>
          </draw:polygon>
          <draw:polygon draw:style-name="gr9" draw:text-style-name="P1" draw:layer="layout" svg:width="0.999cm" svg:height="0.999cm" svg:x="9.5cm" svg:y="32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3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4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31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33.5cm" svg:viewBox="0 0 1000 1000" draw:points="0,1000 0,0 1000,0 1000,1000">
            <text:p/>
          </draw:polygon>
          <draw:polygon draw:style-name="gr9" draw:text-style-name="P1" draw:layer="layout" svg:width="0.999cm" svg:height="0.999cm" svg:x="12.5cm" svg:y="32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6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7.5cm" svg:y="32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31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33.5cm" svg:viewBox="0 0 1000 1000" draw:points="0,1000 0,0 1000,0 1000,1000">
            <text:p/>
          </draw:polygon>
          <draw:polygon draw:style-name="gr9" draw:text-style-name="P1" draw:layer="layout" svg:width="0.999cm" svg:height="0.999cm" svg:x="15.5cm" svg:y="32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2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.5cm" svg:y="34.5cm" svg:viewBox="0 0 1000 1000" draw:points="0,1000 0,0 1000,0 1000,1000">
            <text:p/>
          </draw:polygon>
          <draw:polygon draw:style-name="gr9" draw:text-style-name="P1" draw:layer="layout" svg:width="0.999cm" svg:height="0.999cm" svg:x="1.5cm" svg:y="36.5cm" svg:viewBox="0 0 1000 1000" draw:points="0,1000 0,0 1000,0 1000,1000">
            <text:p/>
          </draw:polygon>
          <draw:polygon draw:style-name="gr9" draw:text-style-name="P1" draw:layer="layout" svg:width="0.999cm" svg:height="0.999cm" svg:x="0.5cm" svg:y="35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4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5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4.5cm" svg:y="34.5cm" svg:viewBox="0 0 1000 1000" draw:points="0,1000 0,0 1000,0 1000,1000">
            <text:p/>
          </draw:polygon>
          <draw:polygon draw:style-name="gr9" draw:text-style-name="P1" draw:layer="layout" svg:width="0.999cm" svg:height="0.999cm" svg:x="4.5cm" svg:y="36.5cm" svg:viewBox="0 0 1000 1000" draw:points="0,1000 0,0 1000,0 1000,1000">
            <text:p/>
          </draw:polygon>
          <draw:polygon draw:style-name="gr9" draw:text-style-name="P1" draw:layer="layout" svg:width="0.999cm" svg:height="0.999cm" svg:x="3.5cm" svg:y="35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7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8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7.5cm" svg:y="34.5cm" svg:viewBox="0 0 1000 1000" draw:points="0,1000 0,0 1000,0 1000,1000">
            <text:p/>
          </draw:polygon>
          <draw:polygon draw:style-name="gr9" draw:text-style-name="P1" draw:layer="layout" svg:width="0.999cm" svg:height="0.999cm" svg:x="7.5cm" svg:y="36.5cm" svg:viewBox="0 0 1000 1000" draw:points="0,1000 0,0 1000,0 1000,1000">
            <text:p/>
          </draw:polygon>
          <draw:polygon draw:style-name="gr9" draw:text-style-name="P1" draw:layer="layout" svg:width="0.999cm" svg:height="0.999cm" svg:x="6.5cm" svg:y="35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0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1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34.5cm" svg:viewBox="0 0 1000 1000" draw:points="0,1000 0,0 1000,0 1000,1000">
            <text:p/>
          </draw:polygon>
          <draw:polygon draw:style-name="gr9" draw:text-style-name="P1" draw:layer="layout" svg:width="0.999cm" svg:height="0.999cm" svg:x="10.5cm" svg:y="36.5cm" svg:viewBox="0 0 1000 1000" draw:points="0,1000 0,0 1000,0 1000,1000">
            <text:p/>
          </draw:polygon>
          <draw:polygon draw:style-name="gr9" draw:text-style-name="P1" draw:layer="layout" svg:width="0.999cm" svg:height="0.999cm" svg:x="9.5cm" svg:y="35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3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4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34.5cm" svg:viewBox="0 0 1000 1000" draw:points="0,1000 0,0 1000,0 1000,1000">
            <text:p/>
          </draw:polygon>
          <draw:polygon draw:style-name="gr9" draw:text-style-name="P1" draw:layer="layout" svg:width="0.999cm" svg:height="0.999cm" svg:x="13.5cm" svg:y="36.5cm" svg:viewBox="0 0 1000 1000" draw:points="0,1000 0,0 1000,0 1000,1000">
            <text:p/>
          </draw:polygon>
          <draw:polygon draw:style-name="gr9" draw:text-style-name="P1" draw:layer="layout" svg:width="0.999cm" svg:height="0.999cm" svg:x="12.5cm" svg:y="35.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6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7.5cm" svg:y="35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34.5cm" svg:viewBox="0 0 1000 1000" draw:points="0,1000 0,0 1000,0 1000,1000">
            <text:p/>
          </draw:polygon>
          <draw:polygon draw:style-name="gr9" draw:text-style-name="P1" draw:layer="layout" svg:width="0.999cm" svg:height="0.999cm" svg:x="16.5cm" svg:y="36.5cm" svg:viewBox="0 0 1000 1000" draw:points="0,1000 0,0 1000,0 1000,1000">
            <text:p/>
          </draw:polygon>
          <draw:polygon draw:style-name="gr9" draw:text-style-name="P1" draw:layer="layout" svg:width="0.999cm" svg:height="0.999cm" svg:x="15.5cm" svg:y="35.5cm" svg:viewBox="0 0 1000 1000" draw:points="0,1000 0,0 1000,0 1000,1000">
            <text:p/>
          </draw:polygon>
        </draw:g>
        <draw:g>
          <draw:polygon draw:style-name="gr7" draw:text-style-name="P1" draw:layer="layout" svg:width="0cm" svg:height="7.999cm" svg:x="6cm" svg:y="2cm" svg:viewBox="0 0 0 8000" draw:points="0,0 0,8000">
            <text:p/>
          </draw:polygon>
          <draw:polygon draw:style-name="gr7" draw:text-style-name="P1" draw:layer="layout" svg:width="7.999cm" svg:height="0cm" svg:x="6cm" svg:y="2cm" svg:viewBox="0 0 8000 0" draw:points="0,0 8000,0">
            <text:p/>
          </draw:polygon>
          <draw:polygon draw:style-name="gr7" draw:text-style-name="P1" draw:layer="layout" svg:width="0cm" svg:height="7.999cm" svg:x="13cm" svg:y="2cm" svg:viewBox="0 0 0 8000" draw:points="0,0 0,8000">
            <text:p/>
          </draw:polygon>
          <draw:polygon draw:style-name="gr7" draw:text-style-name="P1" draw:layer="layout" svg:width="0cm" svg:height="7.999cm" svg:x="12cm" svg:y="2cm" svg:viewBox="0 0 0 8000" draw:points="0,0 0,8000">
            <text:p/>
          </draw:polygon>
          <draw:polygon draw:style-name="gr7" draw:text-style-name="P1" draw:layer="layout" svg:width="0cm" svg:height="7.999cm" svg:x="11cm" svg:y="2cm" svg:viewBox="0 0 0 8000" draw:points="0,0 0,8000">
            <text:p/>
          </draw:polygon>
          <draw:polygon draw:style-name="gr7" draw:text-style-name="P1" draw:layer="layout" svg:width="0cm" svg:height="7.999cm" svg:x="10cm" svg:y="2cm" svg:viewBox="0 0 0 8000" draw:points="0,0 0,8000">
            <text:p/>
          </draw:polygon>
          <draw:polygon draw:style-name="gr7" draw:text-style-name="P1" draw:layer="layout" svg:width="0cm" svg:height="7.999cm" svg:x="9cm" svg:y="2cm" svg:viewBox="0 0 0 8000" draw:points="0,0 0,8000">
            <text:p/>
          </draw:polygon>
          <draw:polygon draw:style-name="gr7" draw:text-style-name="P1" draw:layer="layout" svg:width="0cm" svg:height="7.999cm" svg:x="8cm" svg:y="2cm" svg:viewBox="0 0 0 8000" draw:points="0,0 0,8000">
            <text:p/>
          </draw:polygon>
          <draw:polygon draw:style-name="gr7" draw:text-style-name="P1" draw:layer="layout" svg:width="0cm" svg:height="7.999cm" svg:x="7cm" svg:y="2cm" svg:viewBox="0 0 0 8000" draw:points="0,0 0,8000">
            <text:p/>
          </draw:polygon>
          <draw:polygon draw:style-name="gr7" draw:text-style-name="P1" draw:layer="layout" svg:width="7.999cm" svg:height="0cm" svg:x="6cm" svg:y="3cm" svg:viewBox="0 0 8000 0" draw:points="0,0 8000,0">
            <text:p/>
          </draw:polygon>
          <draw:polygon draw:style-name="gr7" draw:text-style-name="P1" draw:layer="layout" svg:width="7.999cm" svg:height="0cm" svg:x="6cm" svg:y="4cm" svg:viewBox="0 0 8000 0" draw:points="0,0 8000,0">
            <text:p/>
          </draw:polygon>
          <draw:polygon draw:style-name="gr7" draw:text-style-name="P1" draw:layer="layout" svg:width="7.999cm" svg:height="0cm" svg:x="6cm" svg:y="5cm" svg:viewBox="0 0 8000 0" draw:points="0,0 8000,0">
            <text:p/>
          </draw:polygon>
          <draw:polygon draw:style-name="gr7" draw:text-style-name="P1" draw:layer="layout" svg:width="7.999cm" svg:height="0cm" svg:x="6cm" svg:y="6cm" svg:viewBox="0 0 8000 0" draw:points="0,0 8000,0">
            <text:p/>
          </draw:polygon>
          <draw:polygon draw:style-name="gr7" draw:text-style-name="P1" draw:layer="layout" svg:width="7.999cm" svg:height="0cm" svg:x="6cm" svg:y="7cm" svg:viewBox="0 0 8000 0" draw:points="0,0 8000,0">
            <text:p/>
          </draw:polygon>
          <draw:polygon draw:style-name="gr7" draw:text-style-name="P1" draw:layer="layout" svg:width="7.999cm" svg:height="0cm" svg:x="6cm" svg:y="8cm" svg:viewBox="0 0 8000 0" draw:points="0,0 8000,0">
            <text:p/>
          </draw:polygon>
          <draw:polygon draw:style-name="gr7" draw:text-style-name="P1" draw:layer="layout" svg:width="7.999cm" svg:height="0cm" svg:x="6cm" svg:y="2cm" svg:viewBox="0 0 8000 0" draw:points="0,0 8000,0">
            <text:p/>
          </draw:polygon>
          <draw:polygon draw:style-name="gr7" draw:text-style-name="P1" draw:layer="layout" svg:width="7.999cm" svg:height="0cm" svg:x="6cm" svg:y="3cm" svg:viewBox="0 0 8000 0" draw:points="0,0 8000,0">
            <text:p/>
          </draw:polygon>
          <draw:polygon draw:style-name="gr7" draw:text-style-name="P1" draw:layer="layout" svg:width="7.999cm" svg:height="0cm" svg:x="6cm" svg:y="4cm" svg:viewBox="0 0 8000 0" draw:points="0,0 8000,0">
            <text:p/>
          </draw:polygon>
          <draw:polygon draw:style-name="gr7" draw:text-style-name="P1" draw:layer="layout" svg:width="7.999cm" svg:height="0cm" svg:x="6cm" svg:y="5cm" svg:viewBox="0 0 8000 0" draw:points="0,0 8000,0">
            <text:p/>
          </draw:polygon>
          <draw:polygon draw:style-name="gr7" draw:text-style-name="P1" draw:layer="layout" svg:width="7.999cm" svg:height="0cm" svg:x="6cm" svg:y="6cm" svg:viewBox="0 0 8000 0" draw:points="0,0 8000,0">
            <text:p/>
          </draw:polygon>
          <draw:polygon draw:style-name="gr7" draw:text-style-name="P1" draw:layer="layout" svg:width="7.999cm" svg:height="0cm" svg:x="6cm" svg:y="7cm" svg:viewBox="0 0 8000 0" draw:points="0,0 8000,0">
            <text:p/>
          </draw:polygon>
          <draw:polygon draw:style-name="gr7" draw:text-style-name="P1" draw:layer="layout" svg:width="7.999cm" svg:height="0cm" svg:x="6cm" svg:y="8cm" svg:viewBox="0 0 8000 0" draw:points="0,0 8000,0">
            <text:p/>
          </draw:polygon>
          <draw:polygon draw:style-name="gr7" draw:text-style-name="P1" draw:layer="layout" svg:width="7.999cm" svg:height="0cm" svg:x="6cm" svg:y="9cm" svg:viewBox="0 0 8000 0" draw:points="0,0 8000,0">
            <text:p/>
          </draw:polygon>
          <draw:polygon draw:style-name="gr7" draw:text-style-name="P1" draw:layer="layout" svg:width="7.999cm" svg:height="0cm" svg:x="6cm" svg:y="10cm" svg:viewBox="0 0 8000 0" draw:points="0,0 8000,0">
            <text:p/>
          </draw:polygon>
          <draw:polygon draw:style-name="gr7" draw:text-style-name="P1" draw:layer="layout" svg:width="0cm" svg:height="7.999cm" svg:x="14cm" svg:y="2cm" svg:viewBox="0 0 0 8000" draw:points="0,0 0,8000">
            <text:p/>
          </draw:polygon>
        </draw:g>
        <draw:g>
          <draw:polygon draw:style-name="gr2" draw:text-style-name="P1" draw:layer="layout" svg:width="0.999cm" svg:height="0.999cm" svg:x="6cm" svg:y="2cm" svg:viewBox="0 0 1000 1000" draw:points="0,1000 0,0 1000,0 1000,1000">
            <text:p/>
          </draw:polygon>
          <draw:polygon draw:style-name="gr9" draw:text-style-name="P1" draw:layer="layout" svg:width="0.999cm" svg:height="0.999cm" svg:x="7cm" svg:y="2cm" svg:viewBox="0 0 1000 1000" draw:points="0,1000 0,0 1000,0 1000,1000">
            <text:p/>
          </draw:polygon>
          <draw:polygon draw:style-name="gr9" draw:text-style-name="P1" draw:layer="layout" svg:width="0.999cm" svg:height="0.999cm" svg:x="6cm" svg:y="1cm" svg:viewBox="0 0 1000 1000" draw:points="0,1000 0,0 1000,0 1000,1000">
            <text:p/>
          </draw:polygon>
          <draw:polygon draw:style-name="gr9" draw:text-style-name="P1" draw:layer="layout" svg:width="0.999cm" svg:height="0.999cm" svg:x="6cm" svg:y="3cm" svg:viewBox="0 0 1000 1000" draw:points="0,1000 0,0 1000,0 1000,1000">
            <text:p/>
          </draw:polygon>
          <draw:polygon draw:style-name="gr9" draw:text-style-name="P1" draw:layer="layout" svg:width="0.999cm" svg:height="0.999cm" svg:x="5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9cm" svg:y="2cm" svg:viewBox="0 0 1000 1000" draw:points="0,1000 0,0 1000,0 1000,1000">
            <text:p/>
          </draw:polygon>
          <draw:polygon draw:style-name="gr9" draw:text-style-name="P1" draw:layer="layout" svg:width="0.999cm" svg:height="0.999cm" svg:x="10cm" svg:y="2cm" svg:viewBox="0 0 1000 1000" draw:points="0,1000 0,0 1000,0 1000,1000">
            <text:p/>
          </draw:polygon>
          <draw:polygon draw:style-name="gr9" draw:text-style-name="P1" draw:layer="layout" svg:width="0.999cm" svg:height="0.999cm" svg:x="9cm" svg:y="1cm" svg:viewBox="0 0 1000 1000" draw:points="0,1000 0,0 1000,0 1000,1000">
            <text:p/>
          </draw:polygon>
          <draw:polygon draw:style-name="gr9" draw:text-style-name="P1" draw:layer="layout" svg:width="0.999cm" svg:height="0.999cm" svg:x="9cm" svg:y="3cm" svg:viewBox="0 0 1000 1000" draw:points="0,1000 0,0 1000,0 1000,1000">
            <text:p/>
          </draw:polygon>
          <draw:polygon draw:style-name="gr9" draw:text-style-name="P1" draw:layer="layout" svg:width="0.999cm" svg:height="0.999cm" svg:x="8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2cm" svg:y="2cm" svg:viewBox="0 0 1000 1000" draw:points="0,1000 0,0 1000,0 1000,1000">
            <text:p/>
          </draw:polygon>
          <draw:polygon draw:style-name="gr9" draw:text-style-name="P1" draw:layer="layout" svg:width="0.999cm" svg:height="0.999cm" svg:x="13cm" svg:y="2cm" svg:viewBox="0 0 1000 1000" draw:points="0,1000 0,0 1000,0 1000,1000">
            <text:p/>
          </draw:polygon>
          <draw:polygon draw:style-name="gr9" draw:text-style-name="P1" draw:layer="layout" svg:width="0.999cm" svg:height="0.999cm" svg:x="12cm" svg:y="1cm" svg:viewBox="0 0 1000 1000" draw:points="0,1000 0,0 1000,0 1000,1000">
            <text:p/>
          </draw:polygon>
          <draw:polygon draw:style-name="gr9" draw:text-style-name="P1" draw:layer="layout" svg:width="0.999cm" svg:height="0.999cm" svg:x="12cm" svg:y="3cm" svg:viewBox="0 0 1000 1000" draw:points="0,1000 0,0 1000,0 1000,1000">
            <text:p/>
          </draw:polygon>
          <draw:polygon draw:style-name="gr9" draw:text-style-name="P1" draw:layer="layout" svg:width="0.999cm" svg:height="0.999cm" svg:x="11cm" svg:y="2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6cm" svg:y="5cm" svg:viewBox="0 0 1000 1000" draw:points="0,1000 0,0 1000,0 1000,1000">
            <text:p/>
          </draw:polygon>
          <draw:polygon draw:style-name="gr9" draw:text-style-name="P1" draw:layer="layout" svg:width="0.999cm" svg:height="0.999cm" svg:x="7cm" svg:y="5cm" svg:viewBox="0 0 1000 1000" draw:points="0,1000 0,0 1000,0 1000,1000">
            <text:p/>
          </draw:polygon>
          <draw:polygon draw:style-name="gr9" draw:text-style-name="P1" draw:layer="layout" svg:width="0.999cm" svg:height="0.999cm" svg:x="6cm" svg:y="4cm" svg:viewBox="0 0 1000 1000" draw:points="0,1000 0,0 1000,0 1000,1000">
            <text:p/>
          </draw:polygon>
          <draw:polygon draw:style-name="gr9" draw:text-style-name="P1" draw:layer="layout" svg:width="0.999cm" svg:height="0.999cm" svg:x="6cm" svg:y="6cm" svg:viewBox="0 0 1000 1000" draw:points="0,1000 0,0 1000,0 1000,1000">
            <text:p/>
          </draw:polygon>
          <draw:polygon draw:style-name="gr9" draw:text-style-name="P1" draw:layer="layout" svg:width="0.999cm" svg:height="0.999cm" svg:x="5cm" svg:y="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9cm" svg:y="5cm" svg:viewBox="0 0 1000 1000" draw:points="0,1000 0,0 1000,0 1000,1000">
            <text:p/>
          </draw:polygon>
          <draw:polygon draw:style-name="gr9" draw:text-style-name="P1" draw:layer="layout" svg:width="0.999cm" svg:height="0.999cm" svg:x="10cm" svg:y="5cm" svg:viewBox="0 0 1000 1000" draw:points="0,1000 0,0 1000,0 1000,1000">
            <text:p/>
          </draw:polygon>
          <draw:polygon draw:style-name="gr9" draw:text-style-name="P1" draw:layer="layout" svg:width="0.999cm" svg:height="0.999cm" svg:x="9cm" svg:y="4cm" svg:viewBox="0 0 1000 1000" draw:points="0,1000 0,0 1000,0 1000,1000">
            <text:p/>
          </draw:polygon>
          <draw:polygon draw:style-name="gr9" draw:text-style-name="P1" draw:layer="layout" svg:width="0.999cm" svg:height="0.999cm" svg:x="9cm" svg:y="6cm" svg:viewBox="0 0 1000 1000" draw:points="0,1000 0,0 1000,0 1000,1000">
            <text:p/>
          </draw:polygon>
          <draw:polygon draw:style-name="gr9" draw:text-style-name="P1" draw:layer="layout" svg:width="0.999cm" svg:height="0.999cm" svg:x="8cm" svg:y="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2cm" svg:y="5cm" svg:viewBox="0 0 1000 1000" draw:points="0,1000 0,0 1000,0 1000,1000">
            <text:p/>
          </draw:polygon>
          <draw:polygon draw:style-name="gr9" draw:text-style-name="P1" draw:layer="layout" svg:width="0.999cm" svg:height="0.999cm" svg:x="13cm" svg:y="5cm" svg:viewBox="0 0 1000 1000" draw:points="0,1000 0,0 1000,0 1000,1000">
            <text:p/>
          </draw:polygon>
          <draw:polygon draw:style-name="gr9" draw:text-style-name="P1" draw:layer="layout" svg:width="0.999cm" svg:height="0.999cm" svg:x="12cm" svg:y="4cm" svg:viewBox="0 0 1000 1000" draw:points="0,1000 0,0 1000,0 1000,1000">
            <text:p/>
          </draw:polygon>
          <draw:polygon draw:style-name="gr9" draw:text-style-name="P1" draw:layer="layout" svg:width="0.999cm" svg:height="0.999cm" svg:x="12cm" svg:y="6cm" svg:viewBox="0 0 1000 1000" draw:points="0,1000 0,0 1000,0 1000,1000">
            <text:p/>
          </draw:polygon>
          <draw:polygon draw:style-name="gr9" draw:text-style-name="P1" draw:layer="layout" svg:width="0.999cm" svg:height="0.999cm" svg:x="11cm" svg:y="5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6cm" svg:y="8cm" svg:viewBox="0 0 1000 1000" draw:points="0,1000 0,0 1000,0 1000,1000">
            <text:p/>
          </draw:polygon>
          <draw:polygon draw:style-name="gr9" draw:text-style-name="P1" draw:layer="layout" svg:width="0.999cm" svg:height="0.999cm" svg:x="7cm" svg:y="8cm" svg:viewBox="0 0 1000 1000" draw:points="0,1000 0,0 1000,0 1000,1000">
            <text:p/>
          </draw:polygon>
          <draw:polygon draw:style-name="gr9" draw:text-style-name="P1" draw:layer="layout" svg:width="0.999cm" svg:height="0.999cm" svg:x="6cm" svg:y="7cm" svg:viewBox="0 0 1000 1000" draw:points="0,1000 0,0 1000,0 1000,1000">
            <text:p/>
          </draw:polygon>
          <draw:polygon draw:style-name="gr9" draw:text-style-name="P1" draw:layer="layout" svg:width="0.999cm" svg:height="0.999cm" svg:x="6cm" svg:y="9cm" svg:viewBox="0 0 1000 1000" draw:points="0,1000 0,0 1000,0 1000,1000">
            <text:p/>
          </draw:polygon>
          <draw:polygon draw:style-name="gr9" draw:text-style-name="P1" draw:layer="layout" svg:width="0.999cm" svg:height="0.999cm" svg:x="5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9cm" svg:y="8cm" svg:viewBox="0 0 1000 1000" draw:points="0,1000 0,0 1000,0 1000,1000">
            <text:p/>
          </draw:polygon>
          <draw:polygon draw:style-name="gr9" draw:text-style-name="P1" draw:layer="layout" svg:width="0.999cm" svg:height="0.999cm" svg:x="10cm" svg:y="8cm" svg:viewBox="0 0 1000 1000" draw:points="0,1000 0,0 1000,0 1000,1000">
            <text:p/>
          </draw:polygon>
          <draw:polygon draw:style-name="gr9" draw:text-style-name="P1" draw:layer="layout" svg:width="0.999cm" svg:height="0.999cm" svg:x="9cm" svg:y="7cm" svg:viewBox="0 0 1000 1000" draw:points="0,1000 0,0 1000,0 1000,1000">
            <text:p/>
          </draw:polygon>
          <draw:polygon draw:style-name="gr9" draw:text-style-name="P1" draw:layer="layout" svg:width="0.999cm" svg:height="0.999cm" svg:x="9cm" svg:y="9cm" svg:viewBox="0 0 1000 1000" draw:points="0,1000 0,0 1000,0 1000,1000">
            <text:p/>
          </draw:polygon>
          <draw:polygon draw:style-name="gr9" draw:text-style-name="P1" draw:layer="layout" svg:width="0.999cm" svg:height="0.999cm" svg:x="8cm" svg:y="8cm" svg:viewBox="0 0 1000 1000" draw:points="0,1000 0,0 1000,0 1000,1000">
            <text:p/>
          </draw:polygon>
        </draw:g>
        <draw:g>
          <draw:polygon draw:style-name="gr2" draw:text-style-name="P1" draw:layer="layout" svg:width="0.999cm" svg:height="0.999cm" svg:x="12cm" svg:y="8cm" svg:viewBox="0 0 1000 1000" draw:points="0,1000 0,0 1000,0 1000,1000">
            <text:p/>
          </draw:polygon>
          <draw:polygon draw:style-name="gr9" draw:text-style-name="P1" draw:layer="layout" svg:width="0.999cm" svg:height="0.999cm" svg:x="13cm" svg:y="8cm" svg:viewBox="0 0 1000 1000" draw:points="0,1000 0,0 1000,0 1000,1000">
            <text:p/>
          </draw:polygon>
          <draw:polygon draw:style-name="gr9" draw:text-style-name="P1" draw:layer="layout" svg:width="0.999cm" svg:height="0.999cm" svg:x="12cm" svg:y="7cm" svg:viewBox="0 0 1000 1000" draw:points="0,1000 0,0 1000,0 1000,1000">
            <text:p/>
          </draw:polygon>
          <draw:polygon draw:style-name="gr9" draw:text-style-name="P1" draw:layer="layout" svg:width="0.999cm" svg:height="0.999cm" svg:x="12cm" svg:y="9cm" svg:viewBox="0 0 1000 1000" draw:points="0,1000 0,0 1000,0 1000,1000">
            <text:p/>
          </draw:polygon>
          <draw:polygon draw:style-name="gr9" draw:text-style-name="P1" draw:layer="layout" svg:width="0.999cm" svg:height="0.999cm" svg:x="11cm" svg:y="8cm" svg:viewBox="0 0 1000 1000" draw:points="0,1000 0,0 1000,0 100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1T10:55:17</meta:creation-date>
    <meta:editing-duration>PT00H00M19S</meta:editing-duration>
    <meta:editing-cycles>2</meta:editing-cycles>
    <meta:generator>OpenOffice.org/3.2$Unix OpenOffice.org_project/320m19$Build-9505</meta:generator>
    <meta:initial-creator>Helmut Duregger</meta:initial-creator>
    <dc:date>2011-04-11T10:55:35</dc:date>
    <dc:creator>Helmut Duregger</dc:creator>
    <meta:document-statistic meta:object-count="1369"/>
  </office:meta>
</office:document-meta>
</file>